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1403 Vintage Mono Pro" svg:font-family="'1403 Vintage Mono Pro'" style:font-family-generic="modern" style:font-pitch="fixed"/>
    <style:font-face style:name="Optima" svg:font-family="Opti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0583in" style:rel-column-width="19479*"/>
    </style:style>
    <style:style style:name="Table1.B" style:family="table-column">
      <style:table-column-properties style:column-width="1.1917in" style:rel-column-width="11277*"/>
    </style:style>
    <style:style style:name="Table1.C" style:family="table-column">
      <style:table-column-properties style:column-width="1.8083in" style:rel-column-width="17113*"/>
    </style:style>
    <style:style style:name="Table1.D" style:family="table-column">
      <style:table-column-properties style:column-width="1.8667in" style:rel-column-width="17666*"/>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Table1.7" style:family="table-row">
      <style:table-row-properties style:min-row-height="0.2in"/>
    </style:style>
    <style:style style:name="Table1.8" style:family="table-row">
      <style:table-row-properties style:min-row-height="0.2333in"/>
    </style:style>
    <style:style style:name="Table1.15" style:family="table-row">
      <style:table-row-properties style:min-row-height="0.225in"/>
    </style:style>
    <style:style style:name="Table2" style:family="table" style:master-page-name="">
      <style:table-properties style:width="6.925in" style:page-number="auto" table:align="margins" style:shadow="none" style:may-break-between-rows="true" table:border-model="collapsing"/>
    </style:style>
    <style:style style:name="Table2.A" style:family="table-column">
      <style:table-column-properties style:column-width="1.375in" style:rel-column-width="13012*"/>
    </style:style>
    <style:style style:name="Table2.B" style:family="table-column">
      <style:table-column-properties style:column-width="5.55in" style:rel-column-width="52523*"/>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text-properties style:font-name="Optima"/>
    </style:style>
    <style:style style:name="P2" style:family="paragraph" style:parent-style-name="Table_20_Contents">
      <style:text-properties style:font-name="Optima" fo:font-size="12pt" officeooo:rsid="00007c46" officeooo:paragraph-rsid="00007c46" style:font-size-asian="10.5pt" style:font-size-complex="12pt"/>
    </style:style>
    <style:style style:name="P3" style:family="paragraph" style:parent-style-name="Table_20_Contents">
      <style:text-properties style:font-name="Optima" fo:font-size="12pt" officeooo:rsid="0001df46" officeooo:paragraph-rsid="0001df46" style:font-size-asian="10.5pt" style:font-size-complex="12pt"/>
    </style:style>
    <style:style style:name="P4" style:family="paragraph" style:parent-style-name="Table_20_Contents">
      <style:text-properties style:font-name="Optima" fo:font-size="12pt" officeooo:rsid="000335d4" officeooo:paragraph-rsid="000335d4" style:font-size-asian="10.5pt" style:font-size-complex="12pt"/>
    </style:style>
    <style:style style:name="P5" style:family="paragraph" style:parent-style-name="Table_20_Contents">
      <style:text-properties style:font-name="Optima" fo:font-size="12pt" officeooo:rsid="00041ce1" officeooo:paragraph-rsid="00041ce1" style:font-size-asian="10.5pt" style:font-size-complex="12pt"/>
    </style:style>
    <style:style style:name="P6" style:family="paragraph" style:parent-style-name="Table_20_Contents">
      <style:text-properties style:font-name="Optima" fo:font-size="12pt" officeooo:rsid="0006188e" officeooo:paragraph-rsid="0006188e" style:font-size-asian="10.5pt" style:font-size-complex="12pt"/>
    </style:style>
    <style:style style:name="P7" style:family="paragraph" style:parent-style-name="Table_20_Contents">
      <style:text-properties style:font-name="Optima" fo:font-size="12pt" officeooo:rsid="00066fb5" officeooo:paragraph-rsid="00066fb5" style:font-size-asian="10.5pt" style:font-size-complex="12pt"/>
    </style:style>
    <style:style style:name="P8" style:family="paragraph" style:parent-style-name="Table_20_Contents">
      <style:text-properties style:font-name="Optima" fo:font-size="12pt" officeooo:rsid="00080f0d" officeooo:paragraph-rsid="00080f0d" style:font-size-asian="10.5pt" style:font-size-complex="12pt"/>
    </style:style>
    <style:style style:name="P9" style:family="paragraph" style:parent-style-name="Table_20_Contents">
      <style:text-properties style:font-name="Optima" fo:font-size="12pt" officeooo:rsid="0008efd5" officeooo:paragraph-rsid="0008efd5" style:font-size-asian="10.5pt" style:font-size-complex="12pt"/>
    </style:style>
    <style:style style:name="P10" style:family="paragraph" style:parent-style-name="Table_20_Contents">
      <style:text-properties style:font-name="Optima" fo:font-size="12pt" officeooo:rsid="000a34b6" officeooo:paragraph-rsid="000a34b6" style:font-size-asian="10.5pt" style:font-size-complex="12pt"/>
    </style:style>
    <style:style style:name="P11" style:family="paragraph" style:parent-style-name="Table_20_Contents">
      <style:text-properties style:font-name="Optima" fo:font-size="12pt" officeooo:rsid="00239a37" officeooo:paragraph-rsid="00239a37" style:font-size-asian="10.5pt" style:font-size-complex="12pt"/>
    </style:style>
    <style:style style:name="P12" style:family="paragraph" style:parent-style-name="Table_20_Contents">
      <style:paragraph-properties fo:text-align="center" style:justify-single-word="false"/>
      <style:text-properties style:font-name="Optima" fo:font-size="12pt" fo:font-weight="bold" officeooo:rsid="00007c46" officeooo:paragraph-rsid="00007c46" style:font-size-asian="10.5pt" style:font-weight-asian="bold" style:font-size-complex="12pt" style:font-weight-complex="bold"/>
    </style:style>
    <style:style style:name="P13" style:family="paragraph" style:parent-style-name="Table_20_Contents">
      <style:paragraph-properties fo:text-align="center" style:justify-single-word="false"/>
      <style:text-properties style:font-name="Optima" fo:font-size="12pt" fo:font-weight="bold" officeooo:rsid="0001df46" officeooo:paragraph-rsid="0001df46" style:font-size-asian="10.5pt" style:font-weight-asian="bold" style:font-size-complex="12pt" style:font-weight-complex="bold"/>
    </style:style>
    <style:style style:name="P14" style:family="paragraph" style:parent-style-name="Table_20_Contents">
      <style:text-properties style:font-name="Optima" officeooo:paragraph-rsid="0006188e"/>
    </style:style>
    <style:style style:name="P15" style:family="paragraph" style:parent-style-name="Table_20_Contents">
      <style:text-properties style:font-name="Optima" officeooo:rsid="0006188e" officeooo:paragraph-rsid="0006188e"/>
    </style:style>
    <style:style style:name="P16" style:family="paragraph" style:parent-style-name="Table_20_Contents">
      <style:text-properties style:font-name="Optima" officeooo:rsid="000335d4" officeooo:paragraph-rsid="000335d4"/>
    </style:style>
    <style:style style:name="P17" style:family="paragraph" style:parent-style-name="Table_20_Contents">
      <style:text-properties style:font-name="Optima" officeooo:rsid="0001df46" officeooo:paragraph-rsid="0001df46"/>
    </style:style>
    <style:style style:name="P18" style:family="paragraph" style:parent-style-name="Table_20_Contents">
      <style:text-properties style:font-name="Optima" officeooo:rsid="000a34b6" officeooo:paragraph-rsid="000a34b6"/>
    </style:style>
    <style:style style:name="P19" style:family="paragraph" style:parent-style-name="Table_20_Contents">
      <style:text-properties style:font-name="Optima" officeooo:rsid="00041ce1" officeooo:paragraph-rsid="00041ce1"/>
    </style:style>
    <style:style style:name="P20" style:family="paragraph" style:parent-style-name="Table_20_Contents">
      <style:text-properties style:font-name="Optima" officeooo:rsid="00066fb5" officeooo:paragraph-rsid="00066fb5"/>
    </style:style>
    <style:style style:name="P21" style:family="paragraph" style:parent-style-name="Table_20_Contents">
      <style:text-properties style:font-name="Optima" officeooo:rsid="00080f0d" officeooo:paragraph-rsid="00080f0d"/>
    </style:style>
    <style:style style:name="P22" style:family="paragraph" style:parent-style-name="Table_20_Contents">
      <style:text-properties style:font-name="Optima" officeooo:rsid="0008efd5" officeooo:paragraph-rsid="0008efd5"/>
    </style:style>
    <style:style style:name="P23" style:family="paragraph" style:parent-style-name="Table_20_Contents">
      <style:text-properties style:font-name="Optima" officeooo:rsid="00239a37" officeooo:paragraph-rsid="00239a37"/>
    </style:style>
    <style:style style:name="P24" style:family="paragraph" style:parent-style-name="Table_20_Contents">
      <style:text-properties style:font-name="1403 Vintage Mono Pro" officeooo:paragraph-rsid="00007c46"/>
    </style:style>
    <style:style style:name="P25" style:family="paragraph" style:parent-style-name="Table_20_Contents">
      <style:text-properties style:font-name="1403 Vintage Mono Pro" fo:font-size="12pt" officeooo:rsid="00007c46" officeooo:paragraph-rsid="00007c46" style:font-size-asian="10.5pt" style:font-size-complex="12pt"/>
    </style:style>
    <style:style style:name="P26" style:family="paragraph" style:parent-style-name="Table_20_Contents">
      <style:text-properties style:font-name="1403 Vintage Mono Pro" fo:font-size="12pt" officeooo:rsid="0001df46" officeooo:paragraph-rsid="0001df46" style:font-size-asian="10.5pt" style:font-size-complex="12pt"/>
    </style:style>
    <style:style style:name="P27" style:family="paragraph" style:parent-style-name="Table_20_Contents">
      <style:text-properties style:font-name="1403 Vintage Mono Pro" fo:font-size="12pt" officeooo:rsid="0001df46" officeooo:paragraph-rsid="00007c46" style:font-size-asian="10.5pt" style:font-size-complex="12pt"/>
    </style:style>
    <style:style style:name="P28" style:family="paragraph" style:parent-style-name="Table_20_Contents">
      <style:text-properties style:font-name="1403 Vintage Mono Pro" fo:font-size="12pt" officeooo:rsid="000335d4" officeooo:paragraph-rsid="000335d4" style:font-size-asian="10.5pt" style:font-size-complex="12pt"/>
    </style:style>
    <style:style style:name="P29" style:family="paragraph" style:parent-style-name="Table_20_Contents">
      <style:text-properties style:font-name="1403 Vintage Mono Pro" fo:font-size="12pt" officeooo:rsid="00041ce1" officeooo:paragraph-rsid="00041ce1" style:font-size-asian="10.5pt" style:font-size-complex="12pt"/>
    </style:style>
    <style:style style:name="P30" style:family="paragraph" style:parent-style-name="Table_20_Contents">
      <style:text-properties style:font-name="1403 Vintage Mono Pro" officeooo:rsid="000335d4" officeooo:paragraph-rsid="000335d4"/>
    </style:style>
    <style:style style:name="P31" style:family="paragraph" style:parent-style-name="Table_20_Contents">
      <style:text-properties style:font-name="1403 Vintage Mono Pro" officeooo:rsid="00041ce1" officeooo:paragraph-rsid="00041ce1"/>
    </style:style>
    <style:style style:name="P32" style:family="paragraph" style:parent-style-name="Table_20_Contents">
      <style:text-properties style:font-name="1403 Vintage Mono Pro" officeooo:rsid="0006188e" officeooo:paragraph-rsid="0006188e"/>
    </style:style>
    <style:style style:name="P33" style:family="paragraph" style:parent-style-name="Table_20_Contents">
      <style:text-properties style:font-name="1403 Vintage Mono Pro" officeooo:rsid="00080f0d" officeooo:paragraph-rsid="00080f0d"/>
    </style:style>
    <style:style style:name="P34" style:family="paragraph" style:parent-style-name="Table_20_Contents">
      <style:text-properties style:font-name="1403 Vintage Mono Pro" officeooo:rsid="0008efd5" officeooo:paragraph-rsid="0008efd5"/>
    </style:style>
    <style:style style:name="P35" style:family="paragraph" style:parent-style-name="Table_20_Contents">
      <style:text-properties style:font-name="1403 Vintage Mono Pro" officeooo:rsid="000a34b6" officeooo:paragraph-rsid="000a34b6"/>
    </style:style>
    <style:style style:name="P36" style:family="paragraph" style:parent-style-name="Table_20_Contents">
      <style:text-properties style:font-name="1403 Vintage Mono Pro" officeooo:rsid="00066fb5" officeooo:paragraph-rsid="00066fb5"/>
    </style:style>
    <style:style style:name="P37" style:family="paragraph" style:parent-style-name="Table_20_Contents">
      <style:text-properties style:font-name="1403 Vintage Mono Pro" officeooo:rsid="0024e3a9" officeooo:paragraph-rsid="0024e3a9"/>
    </style:style>
    <style:style style:name="P38" style:family="paragraph" style:parent-style-name="Table_20_Contents">
      <style:text-properties style:font-name="1403 Vintage Mono Pro" officeooo:rsid="00239a37" officeooo:paragraph-rsid="00239a37"/>
    </style:style>
    <style:style style:name="P39" style:family="paragraph" style:parent-style-name="Table_20_Contents">
      <style:text-properties officeooo:paragraph-rsid="0006188e"/>
    </style:style>
    <style:style style:name="P40" style:family="paragraph" style:parent-style-name="Table_20_Contents">
      <style:text-properties officeooo:paragraph-rsid="000335d4"/>
    </style:style>
    <style:style style:name="P41" style:family="paragraph" style:parent-style-name="Standard">
      <style:text-properties style:font-name="Optima" fo:font-size="12pt" fo:font-weight="normal" officeooo:rsid="00007c46" officeooo:paragraph-rsid="00007c46" style:font-size-asian="10.5pt" style:font-weight-asian="normal" style:font-size-complex="12pt" style:font-weight-complex="normal"/>
    </style:style>
    <style:style style:name="P42" style:family="paragraph" style:parent-style-name="Standard">
      <style:paragraph-properties fo:line-height="115%"/>
      <style:text-properties style:font-name="Optima" fo:font-size="12pt" fo:font-weight="normal" officeooo:rsid="00293187" officeooo:paragraph-rsid="00293187" style:font-size-asian="10.5pt" style:font-weight-asian="normal" style:font-size-complex="12pt" style:font-weight-complex="normal"/>
    </style:style>
    <style:style style:name="P43" style:family="paragraph" style:parent-style-name="Standard">
      <style:paragraph-properties fo:line-height="115%"/>
      <style:text-properties style:font-name="Optima" fo:font-size="12pt" fo:font-weight="normal" officeooo:rsid="002aff23" officeooo:paragraph-rsid="002aff23" style:font-size-asian="10.5pt" style:font-weight-asian="normal" style:font-size-complex="12pt" style:font-weight-complex="normal"/>
    </style:style>
    <style:style style:name="P44" style:family="paragraph" style:parent-style-name="Standard">
      <style:paragraph-properties fo:line-height="115%"/>
      <style:text-properties style:font-name="Optima" fo:font-size="12pt" fo:font-weight="normal" officeooo:rsid="002d1f13" officeooo:paragraph-rsid="002d1f13" style:font-size-asian="10.5pt" style:font-weight-asian="normal" style:font-size-complex="12pt" style:font-weight-complex="normal"/>
    </style:style>
    <style:style style:name="P45" style:family="paragraph" style:parent-style-name="Standard">
      <style:paragraph-properties fo:line-height="115%"/>
      <style:text-properties style:font-name="Optima" fo:font-size="12pt" fo:font-weight="normal" officeooo:rsid="002e7dab" officeooo:paragraph-rsid="002e7dab" style:font-size-asian="12pt" style:font-weight-asian="normal" style:font-size-complex="12pt" style:font-weight-complex="normal"/>
    </style:style>
    <style:style style:name="P46" style:family="paragraph" style:parent-style-name="Standard">
      <style:paragraph-properties fo:line-height="115%"/>
      <style:text-properties style:font-name="Optima" fo:font-size="12pt" fo:font-weight="bold" officeooo:rsid="00293187" officeooo:paragraph-rsid="00293187" style:font-size-asian="10.5pt" style:font-weight-asian="bold" style:font-size-complex="12pt" style:font-weight-complex="bold"/>
    </style:style>
    <style:style style:name="P47" style:family="paragraph" style:parent-style-name="Standard">
      <style:paragraph-properties fo:line-height="115%"/>
      <style:text-properties style:font-name="Optima" fo:font-size="12pt" fo:font-weight="bold" officeooo:rsid="002aff23" officeooo:paragraph-rsid="002aff23" style:font-size-asian="10.5pt" style:font-weight-asian="bold" style:font-size-complex="12pt" style:font-weight-complex="bold"/>
    </style:style>
    <style:style style:name="P48" style:family="paragraph" style:parent-style-name="Standard">
      <style:paragraph-properties fo:line-height="115%"/>
      <style:text-properties style:font-name="Optima" fo:font-size="12pt" fo:font-weight="bold" officeooo:rsid="002aff23" officeooo:paragraph-rsid="003c16dd" style:font-size-asian="10.5pt" style:font-weight-asian="bold" style:font-size-complex="12pt" style:font-weight-complex="bold"/>
    </style:style>
    <style:style style:name="P49" style:family="paragraph" style:parent-style-name="Standard">
      <style:paragraph-properties fo:line-height="115%"/>
      <style:text-properties style:font-name="Optima" fo:font-size="12pt" fo:font-weight="bold" officeooo:rsid="002d1f13" officeooo:paragraph-rsid="002d1f13" style:font-size-asian="10.5pt" style:font-weight-asian="bold" style:font-size-complex="12pt" style:font-weight-complex="bold"/>
    </style:style>
    <style:style style:name="P50" style:family="paragraph" style:parent-style-name="Standard">
      <style:paragraph-properties fo:line-height="115%"/>
      <style:text-properties style:font-name="Optima" fo:font-size="12pt" fo:font-weight="bold" officeooo:rsid="003767a5" officeooo:paragraph-rsid="003767a5" style:font-size-asian="10.5pt" style:font-weight-asian="bold" style:font-size-complex="12pt" style:font-weight-complex="bold"/>
    </style:style>
    <style:style style:name="P51" style:family="paragraph" style:parent-style-name="Standard">
      <style:paragraph-properties fo:line-height="115%"/>
      <style:text-properties style:font-name="Optima" fo:font-size="12pt" fo:font-weight="bold" officeooo:rsid="003a37e1" officeooo:paragraph-rsid="003a37e1" style:font-size-asian="10.5pt" style:font-weight-asian="bold" style:font-size-complex="12pt" style:font-weight-complex="bold"/>
    </style:style>
    <style:style style:name="P52" style:family="paragraph" style:parent-style-name="Standard">
      <style:paragraph-properties fo:line-height="115%"/>
      <style:text-properties style:font-name="Optima" fo:font-size="12pt" fo:font-weight="bold" officeooo:rsid="002e7dab" officeooo:paragraph-rsid="002e7dab" style:font-size-asian="12pt" style:font-weight-asian="bold" style:font-size-complex="12pt" style:font-weight-complex="bold"/>
    </style:style>
    <style:style style:name="P53" style:family="paragraph" style:parent-style-name="Standard">
      <style:paragraph-properties fo:line-height="115%"/>
      <style:text-properties style:font-name="Optima" fo:font-size="12pt" fo:font-style="normal" fo:font-weight="normal" officeooo:rsid="00419d89" officeooo:paragraph-rsid="00419d89" style:font-size-asian="10.5pt" style:font-style-asian="normal" style:font-weight-asian="normal" style:font-size-complex="12pt" style:font-style-complex="normal" style:font-weight-complex="normal"/>
    </style:style>
    <style:style style:name="P54" style:family="paragraph" style:parent-style-name="Standard">
      <style:paragraph-properties fo:line-height="115%"/>
      <style:text-properties style:font-name="Optima" fo:font-size="12pt" fo:font-style="normal" fo:font-weight="normal" officeooo:rsid="004406a2" officeooo:paragraph-rsid="004406a2" style:font-size-asian="10.5pt" style:font-style-asian="normal" style:font-weight-asian="normal" style:font-size-complex="12pt" style:font-style-complex="normal" style:font-weight-complex="normal"/>
    </style:style>
    <style:style style:name="P55" style:family="paragraph" style:parent-style-name="Standard">
      <style:paragraph-properties fo:line-height="115%"/>
      <style:text-properties style:font-name="Optima" fo:font-size="12pt" fo:font-style="normal" fo:font-weight="normal" officeooo:rsid="0049c1f0" officeooo:paragraph-rsid="0049c1f0" style:font-size-asian="10.5pt" style:font-style-asian="normal" style:font-weight-asian="normal" style:font-size-complex="12pt" style:font-style-complex="normal" style:font-weight-complex="normal"/>
    </style:style>
    <style:style style:name="P56" style:family="paragraph" style:parent-style-name="Standard">
      <style:paragraph-properties fo:line-height="115%"/>
      <style:text-properties style:font-name="Optima" fo:font-size="12pt" fo:font-style="normal" fo:font-weight="normal" officeooo:rsid="006586a0" officeooo:paragraph-rsid="006586a0" style:font-size-asian="10.5pt" style:font-style-asian="normal" style:font-weight-asian="normal" style:font-size-complex="12pt" style:font-style-complex="normal" style:font-weight-complex="normal"/>
    </style:style>
    <style:style style:name="P57" style:family="paragraph" style:parent-style-name="Standard">
      <style:paragraph-properties fo:line-height="115%"/>
      <style:text-properties style:font-name="Optima" fo:font-size="12pt" fo:font-style="normal" fo:font-weight="normal" officeooo:rsid="006c9be1" officeooo:paragraph-rsid="006c9be1" style:font-size-asian="10.5pt" style:font-style-asian="normal" style:font-weight-asian="normal" style:font-size-complex="12pt" style:font-style-complex="normal" style:font-weight-complex="normal"/>
    </style:style>
    <style:style style:name="P58" style:family="paragraph" style:parent-style-name="Standard">
      <style:paragraph-properties fo:line-height="115%"/>
      <style:text-properties style:font-name="Optima" fo:font-size="12pt" fo:font-style="normal" fo:font-weight="normal" officeooo:rsid="007007fd" officeooo:paragraph-rsid="007007fd" style:font-size-asian="10.5pt" style:font-style-asian="normal" style:font-weight-asian="normal" style:font-size-complex="12pt" style:font-style-complex="normal" style:font-weight-complex="normal"/>
    </style:style>
    <style:style style:name="P59" style:family="paragraph" style:parent-style-name="Standard">
      <style:paragraph-properties fo:line-height="115%"/>
      <style:text-properties style:font-name="Optima" fo:font-size="12pt" fo:font-style="normal" fo:font-weight="normal" officeooo:rsid="007862e8" officeooo:paragraph-rsid="007862e8" style:font-size-asian="10.5pt" style:font-style-asian="normal" style:font-weight-asian="normal" style:font-size-complex="12pt" style:font-style-complex="normal" style:font-weight-complex="normal"/>
    </style:style>
    <style:style style:name="P60" style:family="paragraph" style:parent-style-name="Standard">
      <style:paragraph-properties fo:line-height="115%"/>
      <style:text-properties style:font-name="Optima" fo:font-size="12pt" fo:font-style="normal" fo:font-weight="normal" officeooo:rsid="007f0309" officeooo:paragraph-rsid="007f0309" style:font-size-asian="10.5pt" style:font-style-asian="normal" style:font-weight-asian="normal" style:font-size-complex="12pt" style:font-style-complex="normal" style:font-weight-complex="normal"/>
    </style:style>
    <style:style style:name="P61" style:family="paragraph" style:parent-style-name="Standard">
      <style:paragraph-properties fo:line-height="115%"/>
      <style:text-properties style:font-name="Optima" fo:font-size="12pt" fo:font-style="normal" fo:font-weight="normal" officeooo:rsid="008a5ade" officeooo:paragraph-rsid="008a5ade" style:font-size-asian="10.5pt" style:font-style-asian="normal" style:font-weight-asian="normal" style:font-size-complex="12pt" style:font-style-complex="normal" style:font-weight-complex="normal"/>
    </style:style>
    <style:style style:name="P62" style:family="paragraph" style:parent-style-name="Standard">
      <style:paragraph-properties fo:line-height="115%"/>
      <style:text-properties style:font-name="Optima" fo:font-size="12pt" fo:font-style="normal" fo:font-weight="bold" officeooo:rsid="00420b90" officeooo:paragraph-rsid="00420b90" style:font-size-asian="10.5pt" style:font-style-asian="normal" style:font-weight-asian="bold" style:font-size-complex="12pt" style:font-style-complex="normal" style:font-weight-complex="bold"/>
    </style:style>
    <style:style style:name="P63" style:family="paragraph" style:parent-style-name="Standard">
      <style:paragraph-properties fo:line-height="115%"/>
      <style:text-properties style:font-name="Optima" fo:font-size="12pt" fo:font-style="normal" fo:font-weight="bold" officeooo:rsid="004406a2" officeooo:paragraph-rsid="004406a2" style:font-size-asian="10.5pt" style:font-style-asian="normal" style:font-weight-asian="bold" style:font-size-complex="12pt" style:font-style-complex="normal" style:font-weight-complex="bold"/>
    </style:style>
    <style:style style:name="P64" style:family="paragraph" style:parent-style-name="Standard">
      <style:paragraph-properties fo:line-height="115%"/>
      <style:text-properties style:font-name="Optima" fo:font-size="12pt" fo:font-style="normal" fo:font-weight="bold" officeooo:rsid="004c3e8b" officeooo:paragraph-rsid="004c3e8b" style:font-size-asian="10.5pt" style:font-style-asian="normal" style:font-weight-asian="bold" style:font-size-complex="12pt" style:font-style-complex="normal" style:font-weight-complex="bold"/>
    </style:style>
    <style:style style:name="P65" style:family="paragraph" style:parent-style-name="Standard">
      <style:paragraph-properties fo:line-height="115%"/>
      <style:text-properties style:font-name="Optima" fo:font-size="12pt" fo:font-style="normal" fo:font-weight="bold" officeooo:rsid="004da406" officeooo:paragraph-rsid="004da406" style:font-size-asian="10.5pt" style:font-style-asian="normal" style:font-weight-asian="bold" style:font-size-complex="12pt" style:font-style-complex="normal" style:font-weight-complex="bold"/>
    </style:style>
    <style:style style:name="P66" style:family="paragraph" style:parent-style-name="Standard">
      <style:paragraph-properties fo:line-height="115%"/>
      <style:text-properties style:font-name="Optima" fo:font-size="12pt" fo:font-style="normal" fo:font-weight="bold" officeooo:rsid="00606447" officeooo:paragraph-rsid="00606447" style:font-size-asian="10.5pt" style:font-style-asian="normal" style:font-weight-asian="bold" style:font-size-complex="12pt" style:font-style-complex="normal" style:font-weight-complex="bold"/>
    </style:style>
    <style:style style:name="P67" style:family="paragraph" style:parent-style-name="Standard">
      <style:paragraph-properties fo:line-height="115%"/>
      <style:text-properties style:font-name="Optima" fo:font-size="12pt" fo:font-style="normal" fo:font-weight="bold" officeooo:rsid="006586a0" officeooo:paragraph-rsid="006586a0" style:font-size-asian="10.5pt" style:font-style-asian="normal" style:font-weight-asian="bold" style:font-size-complex="12pt" style:font-style-complex="normal" style:font-weight-complex="bold"/>
    </style:style>
    <style:style style:name="P68" style:family="paragraph" style:parent-style-name="Standard">
      <style:paragraph-properties fo:line-height="115%"/>
      <style:text-properties style:font-name="Optima" fo:font-size="12pt" fo:font-style="normal" fo:font-weight="bold" officeooo:rsid="006c9be1" officeooo:paragraph-rsid="006c9be1" style:font-size-asian="10.5pt" style:font-style-asian="normal" style:font-weight-asian="bold" style:font-size-complex="12pt" style:font-style-complex="normal" style:font-weight-complex="bold"/>
    </style:style>
    <style:style style:name="P69" style:family="paragraph" style:parent-style-name="Standard">
      <style:paragraph-properties fo:line-height="115%"/>
      <style:text-properties style:font-name="Optima" fo:font-size="12pt" fo:font-style="normal" fo:font-weight="bold" officeooo:rsid="0073fe14" officeooo:paragraph-rsid="0073fe14" style:font-size-asian="10.5pt" style:font-style-asian="normal" style:font-weight-asian="bold" style:font-size-complex="12pt" style:font-style-complex="normal" style:font-weight-complex="bold"/>
    </style:style>
    <style:style style:name="P70" style:family="paragraph" style:parent-style-name="Standard">
      <style:paragraph-properties fo:line-height="115%"/>
      <style:text-properties style:font-name="Optima" fo:font-size="12pt" fo:font-style="normal" fo:font-weight="bold" officeooo:rsid="007a10df" officeooo:paragraph-rsid="007a10df" style:font-size-asian="10.5pt" style:font-style-asian="normal" style:font-weight-asian="bold" style:font-size-complex="12pt" style:font-style-complex="normal" style:font-weight-complex="bold"/>
    </style:style>
    <style:style style:name="P71" style:family="paragraph" style:parent-style-name="Standard">
      <style:paragraph-properties fo:line-height="115%"/>
      <style:text-properties style:font-name="Optima" fo:font-size="12pt" fo:font-style="normal" fo:font-weight="bold" officeooo:rsid="007f4707" officeooo:paragraph-rsid="007f4707" style:font-size-asian="10.5pt" style:font-style-asian="normal" style:font-weight-asian="bold" style:font-size-complex="12pt" style:font-style-complex="normal" style:font-weight-complex="bold"/>
    </style:style>
    <style:style style:name="P72" style:family="paragraph" style:parent-style-name="Standard">
      <style:paragraph-properties fo:line-height="115%"/>
      <style:text-properties style:font-name="Optima" fo:font-size="14pt" fo:font-weight="bold" officeooo:rsid="00293187" officeooo:paragraph-rsid="00293187" style:font-size-asian="12.25pt" style:font-weight-asian="bold" style:font-size-complex="14pt" style:font-weight-complex="bold"/>
    </style:style>
    <style:style style:name="P73" style:family="paragraph" style:parent-style-name="Standard">
      <style:paragraph-properties fo:line-height="100%"/>
      <style:text-properties style:font-name="Optima" fo:font-size="14pt" fo:font-weight="bold" officeooo:rsid="00293187" officeooo:paragraph-rsid="00293187" style:font-size-asian="12.25pt" style:font-weight-asian="bold" style:font-size-complex="14pt" style:font-weight-complex="bold"/>
    </style:style>
    <style:style style:name="P74" style:family="paragraph" style:parent-style-name="Standard">
      <style:paragraph-properties fo:line-height="115%"/>
      <style:text-properties style:font-name="Optima" fo:font-size="14pt" fo:font-weight="bold" officeooo:rsid="002aff23" officeooo:paragraph-rsid="002aff23" style:font-size-asian="12.25pt" style:font-weight-asian="bold" style:font-size-complex="14pt" style:font-weight-complex="bold"/>
    </style:style>
    <style:style style:name="P75" style:family="paragraph" style:parent-style-name="Standard">
      <style:paragraph-properties fo:line-height="115%"/>
      <style:text-properties style:font-name="Optima" fo:font-size="14pt" fo:font-weight="bold" officeooo:rsid="002aff23" officeooo:paragraph-rsid="002d1f13" style:font-size-asian="12.25pt" style:font-weight-asian="bold" style:font-size-complex="14pt" style:font-weight-complex="bold"/>
    </style:style>
    <style:style style:name="P76" style:family="paragraph" style:parent-style-name="Standard">
      <style:paragraph-properties fo:line-height="115%"/>
      <style:text-properties style:font-name="Optima" fo:font-size="14pt" fo:font-weight="bold" officeooo:rsid="002d1f13" officeooo:paragraph-rsid="002d1f13" style:font-size-asian="12.25pt" style:font-weight-asian="bold" style:font-size-complex="14pt" style:font-weight-complex="bold"/>
    </style:style>
    <style:style style:name="P77" style:family="paragraph" style:parent-style-name="Standard">
      <style:paragraph-properties fo:line-height="115%"/>
      <style:text-properties style:font-name="Optima" fo:font-size="14pt" fo:font-weight="bold" officeooo:rsid="002e7dab" officeooo:paragraph-rsid="002e7dab" style:font-size-asian="12.25pt" style:font-weight-asian="bold" style:font-size-complex="14pt" style:font-weight-complex="bold"/>
    </style:style>
    <style:style style:name="P78" style:family="paragraph" style:parent-style-name="Standard">
      <style:paragraph-properties fo:line-height="115%"/>
      <style:text-properties style:font-name="Optima" fo:font-size="14pt" fo:font-weight="bold" officeooo:rsid="0031dc1d" officeooo:paragraph-rsid="0031dc1d" style:font-size-asian="12.25pt" style:font-weight-asian="bold" style:font-size-complex="14pt" style:font-weight-complex="bold"/>
    </style:style>
    <style:style style:name="P79" style:family="paragraph" style:parent-style-name="Standard">
      <style:paragraph-properties fo:line-height="115%"/>
      <style:text-properties style:font-name="Optima" fo:font-size="14pt" fo:font-weight="bold" officeooo:rsid="003767a5" officeooo:paragraph-rsid="003767a5" style:font-size-asian="12.25pt" style:font-weight-asian="bold" style:font-size-complex="14pt" style:font-weight-complex="bold"/>
    </style:style>
    <style:style style:name="P80" style:family="paragraph" style:parent-style-name="Standard">
      <style:paragraph-properties fo:line-height="115%"/>
      <style:text-properties style:font-name="Optima" fo:font-size="14pt" fo:font-weight="bold" officeooo:rsid="003a37e1" officeooo:paragraph-rsid="003a37e1" style:font-size-asian="12.25pt" style:font-weight-asian="bold" style:font-size-complex="14pt" style:font-weight-complex="bold"/>
    </style:style>
    <style:style style:name="P81" style:family="paragraph" style:parent-style-name="Standard">
      <style:paragraph-properties fo:line-height="115%"/>
      <style:text-properties style:font-name="Optima" fo:font-size="14pt" fo:font-style="normal" fo:font-weight="bold" officeooo:rsid="003c16dd" officeooo:paragraph-rsid="003c16dd" style:font-size-asian="12.25pt" style:font-style-asian="normal" style:font-weight-asian="bold" style:font-size-complex="14pt" style:font-style-complex="normal" style:font-weight-complex="bold"/>
    </style:style>
    <style:style style:name="P82" style:family="paragraph" style:parent-style-name="Standard">
      <style:paragraph-properties fo:line-height="115%"/>
      <style:text-properties style:font-name="Optima" fo:font-size="14pt" fo:font-style="normal" fo:font-weight="bold" officeooo:rsid="00420b90" officeooo:paragraph-rsid="00420b90" style:font-size-asian="12.25pt" style:font-style-asian="normal" style:font-weight-asian="bold" style:font-size-complex="14pt" style:font-style-complex="normal" style:font-weight-complex="bold"/>
    </style:style>
    <style:style style:name="P83" style:family="paragraph" style:parent-style-name="Standard">
      <style:paragraph-properties fo:line-height="115%"/>
      <style:text-properties style:font-name="Optima" fo:font-size="14pt" fo:font-style="normal" fo:font-weight="bold" officeooo:rsid="00431fd2" officeooo:paragraph-rsid="00431fd2" style:font-size-asian="12.25pt" style:font-style-asian="normal" style:font-weight-asian="bold" style:font-size-complex="14pt" style:font-style-complex="normal" style:font-weight-complex="bold"/>
    </style:style>
    <style:style style:name="P84" style:family="paragraph" style:parent-style-name="Standard">
      <style:paragraph-properties fo:line-height="115%"/>
      <style:text-properties style:font-name="Optima" fo:font-size="14pt" fo:font-style="normal" fo:font-weight="bold" officeooo:rsid="0049c1f0" officeooo:paragraph-rsid="0049c1f0" style:font-size-asian="12.25pt" style:font-style-asian="normal" style:font-weight-asian="bold" style:font-size-complex="14pt" style:font-style-complex="normal" style:font-weight-complex="bold"/>
    </style:style>
    <style:style style:name="P85" style:family="paragraph" style:parent-style-name="Standard">
      <style:paragraph-properties fo:line-height="115%"/>
      <style:text-properties style:font-name="Optima" fo:font-size="14pt" fo:font-style="normal" fo:font-weight="bold" officeooo:rsid="004c3e8b" officeooo:paragraph-rsid="004c3e8b" style:font-size-asian="12.25pt" style:font-style-asian="normal" style:font-weight-asian="bold" style:font-size-complex="14pt" style:font-style-complex="normal" style:font-weight-complex="bold"/>
    </style:style>
    <style:style style:name="P86" style:family="paragraph" style:parent-style-name="Standard">
      <style:paragraph-properties fo:line-height="115%"/>
      <style:text-properties style:font-name="Optima" fo:font-size="14pt" fo:font-style="normal" fo:font-weight="bold" officeooo:rsid="004d64d4" officeooo:paragraph-rsid="004d64d4" style:font-size-asian="12.25pt" style:font-style-asian="normal" style:font-weight-asian="bold" style:font-size-complex="14pt" style:font-style-complex="normal" style:font-weight-complex="bold"/>
    </style:style>
    <style:style style:name="P87" style:family="paragraph" style:parent-style-name="Standard">
      <style:paragraph-properties fo:line-height="115%"/>
      <style:text-properties style:font-name="Optima" fo:font-size="14pt" fo:font-style="normal" fo:font-weight="bold" officeooo:rsid="004da406" officeooo:paragraph-rsid="004da406" style:font-size-asian="12.25pt" style:font-style-asian="normal" style:font-weight-asian="bold" style:font-size-complex="14pt" style:font-style-complex="normal" style:font-weight-complex="bold"/>
    </style:style>
    <style:style style:name="P88" style:family="paragraph" style:parent-style-name="Standard">
      <style:paragraph-properties fo:line-height="115%"/>
      <style:text-properties style:font-name="Optima" fo:font-size="14pt" fo:font-style="normal" fo:font-weight="bold" officeooo:rsid="00517c93" officeooo:paragraph-rsid="00517c93" style:font-size-asian="12.25pt" style:font-style-asian="normal" style:font-weight-asian="bold" style:font-size-complex="14pt" style:font-style-complex="normal" style:font-weight-complex="bold"/>
    </style:style>
    <style:style style:name="P89" style:family="paragraph" style:parent-style-name="Standard">
      <style:paragraph-properties fo:line-height="115%"/>
      <style:text-properties style:font-name="Optima" fo:font-size="14pt" fo:font-style="normal" fo:font-weight="bold" officeooo:rsid="00606447" officeooo:paragraph-rsid="00606447" style:font-size-asian="12.25pt" style:font-style-asian="normal" style:font-weight-asian="bold" style:font-size-complex="14pt" style:font-style-complex="normal" style:font-weight-complex="bold"/>
    </style:style>
    <style:style style:name="P90" style:family="paragraph" style:parent-style-name="Standard">
      <style:paragraph-properties fo:line-height="115%"/>
      <style:text-properties style:font-name="Optima" fo:font-size="14pt" fo:font-style="normal" fo:font-weight="bold" officeooo:rsid="006586a0" officeooo:paragraph-rsid="006586a0" style:font-size-asian="12.25pt" style:font-style-asian="normal" style:font-weight-asian="bold" style:font-size-complex="14pt" style:font-style-complex="normal" style:font-weight-complex="bold"/>
    </style:style>
    <style:style style:name="P91" style:family="paragraph" style:parent-style-name="Standard">
      <style:paragraph-properties fo:line-height="115%"/>
      <style:text-properties style:font-name="Optima" fo:font-size="14pt" fo:font-style="normal" fo:font-weight="bold" officeooo:rsid="006c9be1" officeooo:paragraph-rsid="006c9be1" style:font-size-asian="12.25pt" style:font-style-asian="normal" style:font-weight-asian="bold" style:font-size-complex="14pt" style:font-style-complex="normal" style:font-weight-complex="bold"/>
    </style:style>
    <style:style style:name="P92" style:family="paragraph" style:parent-style-name="Standard">
      <style:paragraph-properties fo:line-height="115%"/>
      <style:text-properties style:font-name="Optima" fo:font-size="14pt" fo:font-style="normal" fo:font-weight="bold" officeooo:rsid="006f5c2f" officeooo:paragraph-rsid="006f5c2f" style:font-size-asian="12.25pt" style:font-style-asian="normal" style:font-weight-asian="bold" style:font-size-complex="14pt" style:font-style-complex="normal" style:font-weight-complex="bold"/>
    </style:style>
    <style:style style:name="P93" style:family="paragraph" style:parent-style-name="Standard">
      <style:paragraph-properties fo:line-height="115%"/>
      <style:text-properties style:font-name="Optima" fo:font-size="14pt" fo:font-style="normal" fo:font-weight="bold" officeooo:rsid="0073fe14" officeooo:paragraph-rsid="0073fe14" style:font-size-asian="12.25pt" style:font-style-asian="normal" style:font-weight-asian="bold" style:font-size-complex="14pt" style:font-style-complex="normal" style:font-weight-complex="bold"/>
    </style:style>
    <style:style style:name="P94" style:family="paragraph" style:parent-style-name="Standard">
      <style:paragraph-properties fo:line-height="115%"/>
      <style:text-properties style:font-name="Optima" fo:font-size="14pt" fo:font-style="normal" fo:font-weight="bold" officeooo:rsid="007862e8" officeooo:paragraph-rsid="007862e8" style:font-size-asian="12.25pt" style:font-style-asian="normal" style:font-weight-asian="bold" style:font-size-complex="14pt" style:font-style-complex="normal" style:font-weight-complex="bold"/>
    </style:style>
    <style:style style:name="P95" style:family="paragraph" style:parent-style-name="Standard">
      <style:paragraph-properties fo:line-height="115%"/>
      <style:text-properties style:font-name="Optima" fo:font-size="14pt" fo:font-style="normal" fo:font-weight="bold" officeooo:rsid="007a10df" officeooo:paragraph-rsid="007a10df" style:font-size-asian="12.25pt" style:font-style-asian="normal" style:font-weight-asian="bold" style:font-size-complex="14pt" style:font-style-complex="normal" style:font-weight-complex="bold"/>
    </style:style>
    <style:style style:name="P96" style:family="paragraph" style:parent-style-name="Standard">
      <style:paragraph-properties fo:line-height="115%"/>
      <style:text-properties style:font-name="Optima" fo:font-size="14pt" fo:font-style="normal" fo:font-weight="bold" officeooo:rsid="007f0309" officeooo:paragraph-rsid="007f0309" style:font-size-asian="12.25pt" style:font-style-asian="normal" style:font-weight-asian="bold" style:font-size-complex="14pt" style:font-style-complex="normal" style:font-weight-complex="bold"/>
    </style:style>
    <style:style style:name="P97" style:family="paragraph" style:parent-style-name="Standard">
      <style:paragraph-properties fo:line-height="115%"/>
      <style:text-properties style:font-name="1403 Vintage Mono Pro" fo:font-size="12pt" fo:font-weight="bold" officeooo:rsid="002aff23" officeooo:paragraph-rsid="002aff23" style:font-size-asian="10.5pt" style:font-weight-asian="bold" style:font-size-complex="12pt" style:font-weight-complex="bold"/>
    </style:style>
    <style:style style:name="P98" style:family="paragraph" style:parent-style-name="Standard">
      <style:paragraph-properties fo:line-height="115%"/>
      <style:text-properties style:font-name="1403 Vintage Mono Pro" fo:font-size="12pt" fo:font-weight="bold" officeooo:rsid="002d1f13" officeooo:paragraph-rsid="002d1f13" style:font-size-asian="10.5pt" style:font-weight-asian="bold" style:font-size-complex="12pt" style:font-weight-complex="bold"/>
    </style:style>
    <style:style style:name="P99" style:family="paragraph" style:parent-style-name="Standard">
      <style:paragraph-properties fo:line-height="115%"/>
      <style:text-properties style:font-name="1403 Vintage Mono Pro" fo:font-size="12pt" fo:font-weight="bold" officeooo:rsid="003767a5" officeooo:paragraph-rsid="003767a5" style:font-size-asian="10.5pt" style:font-weight-asian="bold" style:font-size-complex="12pt" style:font-weight-complex="bold"/>
    </style:style>
    <style:style style:name="P100" style:family="paragraph" style:parent-style-name="Standard">
      <style:paragraph-properties fo:line-height="115%"/>
      <style:text-properties style:font-name="1403 Vintage Mono Pro" fo:font-size="12pt" fo:font-weight="bold" officeooo:rsid="003a37e1" officeooo:paragraph-rsid="003a37e1" style:font-size-asian="10.5pt" style:font-weight-asian="bold" style:font-size-complex="12pt" style:font-weight-complex="bold"/>
    </style:style>
    <style:style style:name="P101" style:family="paragraph" style:parent-style-name="Standard">
      <style:paragraph-properties fo:line-height="115%"/>
      <style:text-properties style:font-name="1403 Vintage Mono Pro" fo:font-size="12pt" fo:font-weight="bold" officeooo:rsid="004406a2" officeooo:paragraph-rsid="004406a2" style:font-size-asian="10.5pt" style:font-weight-asian="bold" style:font-size-complex="12pt" style:font-weight-complex="bold"/>
    </style:style>
    <style:style style:name="P102" style:family="paragraph" style:parent-style-name="Standard">
      <style:paragraph-properties fo:line-height="115%"/>
      <style:text-properties style:font-name="1403 Vintage Mono Pro" fo:font-size="12pt" fo:font-weight="bold" officeooo:rsid="0049c1f0" officeooo:paragraph-rsid="0049c1f0" style:font-size-asian="10.5pt" style:font-weight-asian="bold" style:font-size-complex="12pt" style:font-weight-complex="bold"/>
    </style:style>
    <style:style style:name="P103" style:family="paragraph" style:parent-style-name="Standard">
      <style:paragraph-properties fo:line-height="115%"/>
      <style:text-properties style:font-name="1403 Vintage Mono Pro" fo:font-size="12pt" fo:font-weight="bold" officeooo:rsid="0049cc1e" officeooo:paragraph-rsid="0049cc1e" style:font-size-asian="10.5pt" style:font-weight-asian="bold" style:font-size-complex="12pt" style:font-weight-complex="bold"/>
    </style:style>
    <style:style style:name="P104" style:family="paragraph" style:parent-style-name="Standard">
      <style:paragraph-properties fo:line-height="115%"/>
      <style:text-properties style:font-name="1403 Vintage Mono Pro" fo:font-size="12pt" fo:font-weight="bold" officeooo:rsid="004c3e8b" officeooo:paragraph-rsid="004c3e8b" style:font-size-asian="10.5pt" style:font-weight-asian="bold" style:font-size-complex="12pt" style:font-weight-complex="bold"/>
    </style:style>
    <style:style style:name="P105" style:family="paragraph" style:parent-style-name="Standard">
      <style:paragraph-properties fo:line-height="115%"/>
      <style:text-properties style:font-name="1403 Vintage Mono Pro" fo:font-size="12pt" fo:font-weight="bold" officeooo:rsid="004da406" officeooo:paragraph-rsid="004da406" style:font-size-asian="10.5pt" style:font-weight-asian="bold" style:font-size-complex="12pt" style:font-weight-complex="bold"/>
    </style:style>
    <style:style style:name="P106" style:family="paragraph" style:parent-style-name="Standard">
      <style:paragraph-properties fo:line-height="115%"/>
      <style:text-properties style:font-name="1403 Vintage Mono Pro" fo:font-size="12pt" fo:font-weight="bold" officeooo:rsid="006586a0" officeooo:paragraph-rsid="006586a0" style:font-size-asian="10.5pt" style:font-weight-asian="bold" style:font-size-complex="12pt" style:font-weight-complex="bold"/>
    </style:style>
    <style:style style:name="P107" style:family="paragraph" style:parent-style-name="Standard">
      <style:paragraph-properties fo:line-height="115%"/>
      <style:text-properties style:font-name="1403 Vintage Mono Pro" fo:font-size="12pt" fo:font-weight="bold" officeooo:rsid="006c9be1" officeooo:paragraph-rsid="006c9be1" style:font-size-asian="10.5pt" style:font-weight-asian="bold" style:font-size-complex="12pt" style:font-weight-complex="bold"/>
    </style:style>
    <style:style style:name="P108" style:family="paragraph" style:parent-style-name="Standard">
      <style:paragraph-properties fo:line-height="115%"/>
      <style:text-properties style:font-name="1403 Vintage Mono Pro" fo:font-size="12pt" fo:font-weight="bold" officeooo:rsid="0073fe14" officeooo:paragraph-rsid="0073fe14" style:font-size-asian="10.5pt" style:font-weight-asian="bold" style:font-size-complex="12pt" style:font-weight-complex="bold"/>
    </style:style>
    <style:style style:name="P109" style:family="paragraph" style:parent-style-name="Standard">
      <style:paragraph-properties fo:line-height="115%"/>
      <style:text-properties style:font-name="1403 Vintage Mono Pro" fo:font-size="12pt" fo:font-weight="bold" officeooo:rsid="007a10df" officeooo:paragraph-rsid="007a10df" style:font-size-asian="10.5pt" style:font-weight-asian="bold" style:font-size-complex="12pt" style:font-weight-complex="bold"/>
    </style:style>
    <style:style style:name="P110" style:family="paragraph" style:parent-style-name="Standard">
      <style:paragraph-properties fo:line-height="115%"/>
      <style:text-properties style:font-name="1403 Vintage Mono Pro" fo:font-size="12pt" fo:font-weight="bold" officeooo:rsid="007f4707" officeooo:paragraph-rsid="007f4707" style:font-size-asian="10.5pt" style:font-weight-asian="bold" style:font-size-complex="12pt" style:font-weight-complex="bold"/>
    </style:style>
    <style:style style:name="P111" style:family="paragraph" style:parent-style-name="Standard">
      <style:paragraph-properties fo:line-height="115%"/>
      <style:text-properties style:font-name="1403 Vintage Mono Pro" fo:font-size="12pt" fo:font-weight="bold" officeooo:rsid="002e7dab" officeooo:paragraph-rsid="002e7dab" style:font-size-asian="12pt" style:font-weight-asian="bold" style:font-size-complex="12pt" style:font-weight-complex="bold"/>
    </style:style>
    <style:style style:name="P112" style:family="paragraph" style:parent-style-name="Standard">
      <style:paragraph-properties fo:line-height="115%"/>
      <style:text-properties style:font-name="1403 Vintage Mono Pro" fo:font-size="12pt" fo:font-weight="normal" officeooo:rsid="002aff23" officeooo:paragraph-rsid="002aff23" style:font-size-asian="10.5pt" style:font-weight-asian="normal" style:font-size-complex="12pt" style:font-weight-complex="normal"/>
    </style:style>
    <style:style style:name="P113" style:family="paragraph" style:parent-style-name="Standard">
      <style:paragraph-properties fo:line-height="115%"/>
      <style:text-properties style:font-name="1403 Vintage Mono Pro" fo:font-size="12pt" fo:font-weight="normal" officeooo:rsid="002aff23" officeooo:paragraph-rsid="002d1f13" style:font-size-asian="10.5pt" style:font-weight-asian="normal" style:font-size-complex="12pt" style:font-weight-complex="normal"/>
    </style:style>
    <style:style style:name="P114" style:family="paragraph" style:parent-style-name="Standard">
      <style:paragraph-properties fo:line-height="115%"/>
      <style:text-properties style:font-name="1403 Vintage Mono Pro" fo:font-size="12pt" fo:font-weight="normal" officeooo:rsid="002d1f13" officeooo:paragraph-rsid="002d1f13" style:font-size-asian="10.5pt" style:font-weight-asian="normal" style:font-size-complex="12pt" style:font-weight-complex="normal"/>
    </style:style>
    <style:style style:name="P115" style:family="paragraph" style:parent-style-name="Standard">
      <style:paragraph-properties fo:line-height="115%"/>
      <style:text-properties style:font-name="1403 Vintage Mono Pro" fo:font-size="12pt" fo:font-weight="normal" officeooo:rsid="003386a4" officeooo:paragraph-rsid="003386a4" style:font-size-asian="10.5pt" style:font-weight-asian="normal" style:font-size-complex="12pt" style:font-weight-complex="normal"/>
    </style:style>
    <style:style style:name="P116" style:family="paragraph" style:parent-style-name="Standard">
      <style:paragraph-properties fo:line-height="115%"/>
      <style:text-properties style:font-name="1403 Vintage Mono Pro" fo:font-size="12pt" fo:font-weight="normal" officeooo:rsid="003767a5" officeooo:paragraph-rsid="003767a5" style:font-size-asian="10.5pt" style:font-weight-asian="normal" style:font-size-complex="12pt" style:font-weight-complex="normal"/>
    </style:style>
    <style:style style:name="P117" style:family="paragraph" style:parent-style-name="Standard">
      <style:paragraph-properties fo:line-height="115%"/>
      <style:text-properties style:font-name="1403 Vintage Mono Pro" fo:font-size="12pt" fo:font-weight="normal" officeooo:rsid="003a37e1" officeooo:paragraph-rsid="003a37e1" style:font-size-asian="10.5pt" style:font-weight-asian="normal" style:font-size-complex="12pt" style:font-weight-complex="normal"/>
    </style:style>
    <style:style style:name="P118" style:family="paragraph" style:parent-style-name="Standard">
      <style:paragraph-properties fo:line-height="115%"/>
      <style:text-properties style:font-name="1403 Vintage Mono Pro" fo:font-size="12pt" fo:font-weight="normal" officeooo:rsid="004da406" officeooo:paragraph-rsid="004da406" style:font-size-asian="10.5pt" style:font-weight-asian="normal" style:font-size-complex="12pt" style:font-weight-complex="normal"/>
    </style:style>
    <style:style style:name="P119" style:family="paragraph" style:parent-style-name="Standard">
      <style:paragraph-properties fo:line-height="115%"/>
      <style:text-properties style:font-name="1403 Vintage Mono Pro" fo:font-size="12pt" fo:font-weight="normal" officeooo:rsid="008d778a" officeooo:paragraph-rsid="008d778a" style:font-size-asian="10.5pt" style:font-weight-asian="normal" style:font-size-complex="12pt" style:font-weight-complex="normal"/>
    </style:style>
    <style:style style:name="P120" style:family="paragraph" style:parent-style-name="Standard">
      <style:paragraph-properties fo:line-height="115%"/>
      <style:text-properties style:font-name="1403 Vintage Mono Pro" fo:font-size="12pt" fo:font-weight="normal" officeooo:rsid="008d778a" officeooo:paragraph-rsid="008fa84f" style:font-size-asian="10.5pt" style:font-weight-asian="normal" style:font-size-complex="12pt" style:font-weight-complex="normal"/>
    </style:style>
    <style:style style:name="P121" style:family="paragraph" style:parent-style-name="Standard">
      <style:paragraph-properties fo:line-height="115%"/>
      <style:text-properties style:font-name="1403 Vintage Mono Pro" fo:font-size="12pt" fo:font-weight="normal" officeooo:rsid="008d778a" officeooo:paragraph-rsid="00972fed" style:font-size-asian="10.5pt" style:font-weight-asian="normal" style:font-size-complex="12pt" style:font-weight-complex="normal"/>
    </style:style>
    <style:style style:name="P122" style:family="paragraph" style:parent-style-name="Standard">
      <style:paragraph-properties fo:line-height="115%"/>
      <style:text-properties style:font-name="1403 Vintage Mono Pro" fo:font-size="12pt" fo:font-weight="normal" officeooo:rsid="008d778a" officeooo:paragraph-rsid="009c10af" style:font-size-asian="10.5pt" style:font-weight-asian="normal" style:font-size-complex="12pt" style:font-weight-complex="normal"/>
    </style:style>
    <style:style style:name="P123" style:family="paragraph" style:parent-style-name="Standard">
      <style:paragraph-properties fo:line-height="115%"/>
      <style:text-properties style:font-name="1403 Vintage Mono Pro" fo:font-size="12pt" fo:font-weight="normal" officeooo:rsid="002e7dab" officeooo:paragraph-rsid="002e7dab" style:font-size-asian="12pt" style:font-weight-asian="normal" style:font-size-complex="12pt" style:font-weight-complex="normal"/>
    </style:style>
    <style:style style:name="P124" style:family="paragraph" style:parent-style-name="Standard">
      <style:paragraph-properties fo:line-height="115%"/>
      <style:text-properties style:font-name="1403 Vintage Mono Pro" fo:font-size="12pt" fo:font-style="normal" fo:font-weight="normal" officeooo:rsid="00420b90" officeooo:paragraph-rsid="00420b90" style:font-size-asian="10.5pt" style:font-style-asian="normal" style:font-weight-asian="normal" style:font-size-complex="12pt" style:font-style-complex="normal" style:font-weight-complex="normal"/>
    </style:style>
    <style:style style:name="P125" style:family="paragraph" style:parent-style-name="Standard">
      <style:paragraph-properties fo:line-height="115%"/>
      <style:text-properties style:font-name="1403 Vintage Mono Pro" fo:font-size="12pt" fo:font-style="normal" fo:font-weight="normal" officeooo:rsid="004406a2" officeooo:paragraph-rsid="004406a2" style:font-size-asian="10.5pt" style:font-style-asian="normal" style:font-weight-asian="normal" style:font-size-complex="12pt" style:font-style-complex="normal" style:font-weight-complex="normal"/>
    </style:style>
    <style:style style:name="P126" style:family="paragraph" style:parent-style-name="Standard">
      <style:paragraph-properties fo:line-height="115%"/>
      <style:text-properties style:font-name="1403 Vintage Mono Pro" fo:font-size="12pt" fo:font-style="normal" fo:font-weight="normal" officeooo:rsid="004c3e8b" officeooo:paragraph-rsid="004c3e8b" style:font-size-asian="10.5pt" style:font-style-asian="normal" style:font-weight-asian="normal" style:font-size-complex="12pt" style:font-style-complex="normal" style:font-weight-complex="normal"/>
    </style:style>
    <style:style style:name="P127" style:family="paragraph" style:parent-style-name="Standard">
      <style:paragraph-properties fo:line-height="115%"/>
      <style:text-properties style:font-name="1403 Vintage Mono Pro" fo:font-size="12pt" fo:font-style="normal" fo:font-weight="normal" officeooo:rsid="004da406" officeooo:paragraph-rsid="004da406" style:font-size-asian="10.5pt" style:font-style-asian="normal" style:font-weight-asian="normal" style:font-size-complex="12pt" style:font-style-complex="normal" style:font-weight-complex="normal"/>
    </style:style>
    <style:style style:name="P128" style:family="paragraph" style:parent-style-name="Standard">
      <style:paragraph-properties fo:line-height="115%"/>
      <style:text-properties style:font-name="1403 Vintage Mono Pro" fo:font-size="12pt" fo:font-style="normal" fo:font-weight="normal" officeooo:rsid="00606447" officeooo:paragraph-rsid="00606447" style:font-size-asian="10.5pt" style:font-style-asian="normal" style:font-weight-asian="normal" style:font-size-complex="12pt" style:font-style-complex="normal" style:font-weight-complex="normal"/>
    </style:style>
    <style:style style:name="P129" style:family="paragraph" style:parent-style-name="Standard">
      <style:paragraph-properties fo:line-height="115%"/>
      <style:text-properties style:font-name="1403 Vintage Mono Pro" fo:font-size="12pt" fo:font-style="normal" fo:font-weight="normal" officeooo:rsid="006586a0" officeooo:paragraph-rsid="006586a0" style:font-size-asian="10.5pt" style:font-style-asian="normal" style:font-weight-asian="normal" style:font-size-complex="12pt" style:font-style-complex="normal" style:font-weight-complex="normal"/>
    </style:style>
    <style:style style:name="P130" style:family="paragraph" style:parent-style-name="Standard">
      <style:paragraph-properties fo:line-height="115%"/>
      <style:text-properties style:font-name="1403 Vintage Mono Pro" fo:font-size="12pt" fo:font-style="normal" fo:font-weight="normal" officeooo:rsid="006c9be1" officeooo:paragraph-rsid="006c9be1" style:font-size-asian="10.5pt" style:font-style-asian="normal" style:font-weight-asian="normal" style:font-size-complex="12pt" style:font-style-complex="normal" style:font-weight-complex="normal"/>
    </style:style>
    <style:style style:name="P131" style:family="paragraph" style:parent-style-name="Standard">
      <style:paragraph-properties fo:line-height="115%"/>
      <style:text-properties style:font-name="1403 Vintage Mono Pro" fo:font-size="12pt" fo:font-style="normal" fo:font-weight="normal" officeooo:rsid="0073fe14" officeooo:paragraph-rsid="0073fe14" style:font-size-asian="10.5pt" style:font-style-asian="normal" style:font-weight-asian="normal" style:font-size-complex="12pt" style:font-style-complex="normal" style:font-weight-complex="normal"/>
    </style:style>
    <style:style style:name="P132" style:family="paragraph" style:parent-style-name="Standard">
      <style:paragraph-properties fo:line-height="115%"/>
      <style:text-properties style:font-name="1403 Vintage Mono Pro" fo:font-size="12pt" fo:font-style="normal" fo:font-weight="normal" officeooo:rsid="007a10df" officeooo:paragraph-rsid="007a10df" style:font-size-asian="10.5pt" style:font-style-asian="normal" style:font-weight-asian="normal" style:font-size-complex="12pt" style:font-style-complex="normal" style:font-weight-complex="normal"/>
    </style:style>
    <style:style style:name="P133" style:family="paragraph" style:parent-style-name="Standard">
      <style:paragraph-properties fo:line-height="115%"/>
      <style:text-properties style:font-name="1403 Vintage Mono Pro" fo:font-size="12pt" fo:font-style="normal" fo:font-weight="normal" officeooo:rsid="007f4707" officeooo:paragraph-rsid="007f4707" style:font-size-asian="10.5pt" style:font-style-asian="normal" style:font-weight-asian="normal" style:font-size-complex="12pt" style:font-style-complex="normal" style:font-weight-complex="normal"/>
    </style:style>
    <style:style style:name="P134" style:family="paragraph" style:parent-style-name="Standard">
      <style:paragraph-properties fo:line-height="115%"/>
      <style:text-properties style:font-name="1403 Vintage Mono Pro" fo:font-size="12pt" fo:font-style="normal" fo:font-weight="normal" officeooo:rsid="008a5ade" officeooo:paragraph-rsid="008a5ade" style:font-size-asian="10.5pt" style:font-style-asian="normal" style:font-weight-asian="normal" style:font-size-complex="12pt" style:font-style-complex="normal" style:font-weight-complex="normal"/>
    </style:style>
    <style:style style:name="P135" style:family="paragraph" style:parent-style-name="Standard">
      <style:paragraph-properties fo:line-height="115%"/>
      <style:text-properties officeooo:paragraph-rsid="003c16dd"/>
    </style:style>
    <style:style style:name="P136" style:family="paragraph" style:parent-style-name="Standard">
      <style:paragraph-properties fo:line-height="115%"/>
      <style:text-properties officeooo:paragraph-rsid="0054a79f"/>
    </style:style>
    <style:style style:name="P137" style:family="paragraph" style:parent-style-name="Standard">
      <style:paragraph-properties fo:line-height="115%"/>
      <style:text-properties fo:font-size="12pt" fo:font-weight="bold" officeooo:rsid="00420b90" officeooo:paragraph-rsid="00420b90" style:font-size-asian="10.5pt" style:font-weight-asian="bold" style:font-size-complex="12pt" style:font-weight-complex="bold"/>
    </style:style>
    <style:style style:name="P138" style:family="paragraph" style:parent-style-name="Standard">
      <style:paragraph-properties fo:line-height="115%"/>
      <style:text-properties fo:font-weight="bold" officeooo:rsid="00606447" officeooo:paragraph-rsid="00606447" style:font-weight-asian="bold" style:font-weight-complex="bold"/>
    </style:style>
    <style:style style:name="P139" style:family="paragraph" style:parent-style-name="Standard">
      <style:paragraph-properties fo:line-height="115%"/>
      <style:text-properties officeooo:rsid="00406472" officeooo:paragraph-rsid="00406472"/>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Optima" fo:font-size="12pt" fo:font-style="normal" fo:text-shadow="none" style:text-underline-style="none" fo:font-weight="normal" officeooo:rsid="00d47931" officeooo:paragraph-rsid="00d47931"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Optima" fo:font-size="12pt" fo:font-style="normal" fo:text-shadow="none" style:text-underline-style="none" fo:font-weight="normal" officeooo:rsid="00d56a7d" officeooo:paragraph-rsid="00d56a7d"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Optima" fo:font-size="12pt" fo:font-style="normal" fo:text-shadow="none" style:text-underline-style="none" fo:font-weight="normal" officeooo:rsid="00d29920" officeooo:paragraph-rsid="00d29920"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center" style:justify-single-word="false"/>
      <style:text-properties fo:color="#000000" style:text-outline="false" style:text-line-through-style="none" style:text-line-through-type="none" style:font-name="Optima" fo:font-size="12pt" fo:font-style="normal" fo:text-shadow="none" style:text-underline-style="none" fo:font-weight="bold" officeooo:rsid="00d29920" officeooo:paragraph-rsid="00d29920" style:font-size-asian="12pt" style:font-style-asian="normal" style:font-weight-asian="bold" style:font-size-complex="12pt" style:font-style-complex="normal" style:font-weight-complex="bold" style:text-overline-style="none" style:text-overline-color="font-color"/>
    </style:style>
    <style:style style:name="P144" style:family="paragraph" style:parent-style-name="Text_20_body" style:list-style-name="">
      <style:text-properties style:font-name="Optima" officeooo:rsid="00d29920" officeooo:paragraph-rsid="00d29920"/>
    </style:style>
    <style:style style:name="P145" style:family="paragraph" style:parent-style-name="Heading_20_1">
      <style:paragraph-properties fo:line-height="150%"/>
      <style:text-properties officeooo:rsid="00b549da" officeooo:paragraph-rsid="00b71e5c"/>
    </style:style>
    <style:style style:name="P146" style:family="paragraph" style:parent-style-name="Heading_20_1">
      <style:paragraph-properties fo:break-before="page"/>
    </style:style>
    <style:style style:name="P147" style:family="paragraph" style:parent-style-name="Heading_20_1" style:list-style-name="">
      <style:paragraph-properties fo:line-height="115%" fo:break-before="page"/>
      <style:text-properties officeooo:rsid="00d29920" officeooo:paragraph-rsid="00d29920"/>
    </style:style>
    <style:style style:name="T1" style:family="text">
      <style:text-properties officeooo:rsid="00129fac"/>
    </style:style>
    <style:style style:name="T2" style:family="text">
      <style:text-properties officeooo:rsid="0001df46"/>
    </style:style>
    <style:style style:name="T3" style:family="text">
      <style:text-properties fo:font-size="12pt" officeooo:rsid="0001df46" style:font-size-asian="10.5pt" style:font-size-complex="12pt"/>
    </style:style>
    <style:style style:name="T4" style:family="text">
      <style:text-properties fo:font-size="12pt" officeooo:rsid="00007c46" style:font-size-asian="10.5pt" style:font-size-complex="12pt"/>
    </style:style>
    <style:style style:name="T5" style:family="text">
      <style:text-properties officeooo:rsid="0006188e"/>
    </style:style>
    <style:style style:name="T6" style:family="text">
      <style:text-properties officeooo:rsid="00066fb5"/>
    </style:style>
    <style:style style:name="T7" style:family="text">
      <style:text-properties officeooo:rsid="000cc9ee"/>
    </style:style>
    <style:style style:name="T8" style:family="text">
      <style:text-properties officeooo:rsid="000f031a"/>
    </style:style>
    <style:style style:name="T9" style:family="text">
      <style:text-properties style:font-name="1403 Vintage Mono Pro" officeooo:rsid="0006188e"/>
    </style:style>
    <style:style style:name="T10" style:family="text">
      <style:text-properties style:font-name="1403 Vintage Mono Pro" officeooo:rsid="00218776"/>
    </style:style>
    <style:style style:name="T11" style:family="text">
      <style:text-properties style:font-name="1403 Vintage Mono Pro" fo:font-size="12pt" officeooo:rsid="00293187" style:font-size-asian="10.5pt" style:font-size-complex="12pt"/>
    </style:style>
    <style:style style:name="T12" style:family="text">
      <style:text-properties style:font-name="1403 Vintage Mono Pro" fo:font-size="12pt" officeooo:rsid="000335d4" style:font-size-asian="10.5pt" style:font-size-complex="12pt"/>
    </style:style>
    <style:style style:name="T13" style:family="text">
      <style:text-properties style:font-name="1403 Vintage Mono Pro" fo:font-size="12pt" fo:font-weight="normal" officeooo:rsid="002aff23" style:font-size-asian="10.5pt" style:font-weight-asian="normal" style:font-size-complex="12pt" style:font-weight-complex="normal"/>
    </style:style>
    <style:style style:name="T14" style:family="text">
      <style:text-properties style:font-name="1403 Vintage Mono Pro" fo:font-size="12pt" fo:font-weight="normal" officeooo:rsid="003c16dd" style:font-size-asian="10.5pt" style:font-weight-asian="normal" style:font-size-complex="12pt" style:font-weight-complex="normal"/>
    </style:style>
    <style:style style:name="T15" style:family="text">
      <style:text-properties style:font-name="1403 Vintage Mono Pro" fo:font-size="12pt" fo:font-style="normal" fo:font-weight="normal" style:font-size-asian="10.5pt" style:font-style-asian="normal" style:font-weight-asian="normal" style:font-size-complex="12pt" style:font-style-complex="normal" style:font-weight-complex="normal"/>
    </style:style>
    <style:style style:name="T16" style:family="text">
      <style:text-properties style:font-name="1403 Vintage Mono Pro" fo:font-size="12pt" fo:font-style="normal" fo:font-weight="normal" officeooo:rsid="003c16dd" style:font-size-asian="10.5pt" style:font-style-asian="normal" style:font-weight-asian="normal" style:font-size-complex="12pt" style:font-style-complex="normal" style:font-weight-complex="normal"/>
    </style:style>
    <style:style style:name="T17" style:family="text">
      <style:text-properties style:font-name="1403 Vintage Mono Pro" fo:font-size="12pt" fo:font-style="normal" fo:font-weight="normal" officeooo:rsid="002aff23" style:font-size-asian="10.5pt" style:font-style-asian="normal" style:font-weight-asian="normal" style:font-size-complex="12pt" style:font-style-complex="normal" style:font-weight-complex="normal"/>
    </style:style>
    <style:style style:name="T18" style:family="text">
      <style:text-properties style:font-name="1403 Vintage Mono Pro" fo:font-size="12pt" fo:font-style="normal" fo:font-weight="normal" officeooo:rsid="00619fd5" style:font-size-asian="10.5pt" style:font-style-asian="normal" style:font-weight-asian="normal" style:font-size-complex="12pt" style:font-style-complex="normal" style:font-weight-complex="normal"/>
    </style:style>
    <style:style style:name="T19" style:family="text">
      <style:text-properties style:font-name="1403 Vintage Mono Pro" fo:font-weight="normal" style:font-weight-asian="normal" style:font-weight-complex="normal"/>
    </style:style>
    <style:style style:name="T20" style:family="text">
      <style:text-properties style:font-name="1403 Vintage Mono Pro" fo:font-style="normal" fo:font-weight="normal" style:font-style-asian="normal" style:font-weight-asian="normal" style:font-style-complex="normal" style:font-weight-complex="normal"/>
    </style:style>
    <style:style style:name="T21" style:family="text">
      <style:text-properties officeooo:rsid="0024e3a9"/>
    </style:style>
    <style:style style:name="T22" style:family="text">
      <style:text-properties fo:font-weight="normal" style:font-weight-asian="normal" style:font-weight-complex="normal"/>
    </style:style>
    <style:style style:name="T23" style:family="text">
      <style:text-properties style:font-name="Optima"/>
    </style:style>
    <style:style style:name="T24" style:family="text">
      <style:text-properties style:font-name="Optima" fo:font-size="14pt" fo:font-weight="bold" officeooo:rsid="003c16dd" style:font-size-asian="12.25pt" style:font-weight-asian="bold" style:font-size-complex="14pt" style:font-weight-complex="bold"/>
    </style:style>
    <style:style style:name="T25" style:family="text">
      <style:text-properties style:font-name="Optima" fo:font-size="14pt" fo:font-weight="bold" officeooo:rsid="002aff23" style:font-size-asian="12.25pt" style:font-weight-asian="bold" style:font-size-complex="14pt" style:font-weight-complex="bold"/>
    </style:style>
    <style:style style:name="T26" style:family="text">
      <style:text-properties style:font-name="Optima" fo:font-size="14pt" fo:font-style="normal" fo:font-weight="bold" style:font-size-asian="12.25pt" style:font-style-asian="normal" style:font-weight-asian="bold" style:font-size-complex="14pt" style:font-style-complex="normal" style:font-weight-complex="bold"/>
    </style:style>
    <style:style style:name="T27" style:family="text">
      <style:text-properties style:font-name="Optima" fo:font-size="14pt" fo:font-style="normal" fo:font-weight="bold" officeooo:rsid="003c16dd" style:font-size-asian="12.25pt" style:font-style-asian="normal" style:font-weight-asian="bold" style:font-size-complex="14pt" style:font-style-complex="normal" style:font-weight-complex="bold"/>
    </style:style>
    <style:style style:name="T28" style:family="text">
      <style:text-properties style:font-name="Optima" fo:font-weight="normal" style:font-weight-asian="normal" style:font-weight-complex="normal"/>
    </style:style>
    <style:style style:name="T29" style:family="text">
      <style:text-properties style:font-name="Optima" fo:font-size="12pt" fo:font-weight="normal" officeooo:rsid="002aff23" style:font-size-asian="10.5pt" style:font-weight-asian="normal" style:font-size-complex="12pt" style:font-weight-complex="normal"/>
    </style:style>
    <style:style style:name="T30" style:family="text">
      <style:text-properties style:font-name="Optima" fo:font-size="12pt" fo:font-weight="normal" officeooo:rsid="003c16dd" style:font-size-asian="10.5pt" style:font-weight-asian="normal" style:font-size-complex="12pt" style:font-weight-complex="normal"/>
    </style:style>
    <style:style style:name="T31" style:family="text">
      <style:text-properties style:font-name="Optima" fo:font-size="12pt" fo:font-weight="bold" officeooo:rsid="002aff23" style:font-size-asian="10.5pt" style:font-weight-asian="bold" style:font-size-complex="12pt" style:font-weight-complex="bold"/>
    </style:style>
    <style:style style:name="T32" style:family="text">
      <style:text-properties style:font-name="Optima" fo:font-size="12pt" fo:font-style="normal" fo:font-weight="normal" officeooo:rsid="0054a79f" style:font-size-asian="10.5pt" style:font-style-asian="normal" style:font-weight-asian="normal" style:font-size-complex="12pt" style:font-style-complex="normal" style:font-weight-complex="normal"/>
    </style:style>
    <style:style style:name="T33" style:family="text">
      <style:text-properties style:font-name="Optima" fo:font-size="12pt" fo:font-style="normal" fo:font-weight="normal" officeooo:rsid="0055fef2" style:font-size-asian="10.5pt" style:font-style-asian="normal" style:font-weight-asian="normal" style:font-size-complex="12pt" style:font-style-complex="normal" style:font-weight-complex="normal"/>
    </style:style>
    <style:style style:name="T34" style:family="text">
      <style:text-properties style:font-name="Optima" fo:font-size="12pt" fo:font-style="normal" fo:font-weight="normal" officeooo:rsid="005a1b64" style:font-size-asian="10.5pt" style:font-style-asian="normal" style:font-weight-asian="normal" style:font-size-complex="12pt" style:font-style-complex="normal" style:font-weight-complex="normal"/>
    </style:style>
    <style:style style:name="T35" style:family="text">
      <style:text-properties style:font-name="Optima" fo:font-size="12pt" fo:font-style="normal" fo:font-weight="normal" officeooo:rsid="005d3526" style:font-size-asian="10.5pt" style:font-style-asian="normal" style:font-weight-asian="normal" style:font-size-complex="12pt" style:font-style-complex="normal" style:font-weight-complex="normal"/>
    </style:style>
    <style:style style:name="T36" style:family="text">
      <style:text-properties style:font-name="Optima" fo:font-size="12pt" fo:font-style="normal" style:font-size-asian="10.5pt" style:font-style-asian="normal" style:font-size-complex="12pt" style:font-style-complex="normal"/>
    </style:style>
    <style:style style:name="T37" style:family="text">
      <style:text-properties style:font-name="Optima" fo:font-size="12pt" fo:font-style="normal" officeooo:rsid="0055fef2" style:font-size-asian="10.5pt" style:font-style-asian="normal" style:font-size-complex="12pt" style:font-style-complex="normal"/>
    </style:style>
    <style:style style:name="T38" style:family="text">
      <style:text-properties style:font-name="Optima" fo:font-style="normal" fo:font-weight="normal" style:font-style-asian="normal" style:font-weight-asian="normal" style:font-style-complex="normal" style:font-weight-complex="normal"/>
    </style:style>
    <style:style style:name="T39" style:family="text">
      <style:text-properties style:font-name="Optima" fo:font-style="normal" fo:font-weight="normal" officeooo:rsid="00c485d2" style:font-style-asian="normal" style:font-weight-asian="normal" style:font-style-complex="normal" style:font-weight-complex="normal"/>
    </style:style>
    <style:style style:name="T40" style:family="text">
      <style:text-properties style:font-name="Optima" fo:font-style="normal" style:font-style-asian="normal" style:font-style-complex="normal"/>
    </style:style>
    <style:style style:name="T41" style:family="text">
      <style:text-properties style:font-name="Optima" fo:font-style="normal" officeooo:rsid="00c7d8b7" style:font-style-asian="normal" style:font-style-complex="normal"/>
    </style:style>
    <style:style style:name="T42" style:family="text">
      <style:text-properties style:font-name="Optima" fo:font-style="normal" fo:font-weight="bold" style:font-style-asian="normal" style:font-weight-asian="bold" style:font-style-complex="normal" style:font-weight-complex="bold"/>
    </style:style>
    <style:style style:name="T43" style:family="text">
      <style:text-properties style:font-name="Optima" officeooo:rsid="00be4852"/>
    </style:style>
    <style:style style:name="T44" style:family="text">
      <style:text-properties style:font-name="Optima" officeooo:rsid="00c10016"/>
    </style:style>
    <style:style style:name="T45" style:family="text">
      <style:text-properties fo:font-weight="bold" style:font-weight-asian="bold" style:font-weight-complex="bold"/>
    </style:style>
    <style:style style:name="T46" style:family="text">
      <style:text-properties fo:font-size="11pt" fo:font-weight="normal" style:font-size-asian="11pt" style:font-weight-asian="normal" style:font-size-complex="11pt" style:font-weight-complex="normal"/>
    </style:style>
    <style:style style:name="T47" style:family="text">
      <style:text-properties fo:font-size="11pt" fo:font-style="normal" fo:font-weight="normal" style:font-size-asian="11pt" style:font-style-asian="normal" style:font-weight-asian="normal" style:font-size-complex="11pt" style:font-style-complex="normal" style:font-weight-complex="normal"/>
    </style:style>
    <style:style style:name="T48" style:family="text">
      <style:text-properties fo:font-size="11pt" fo:font-style="normal" fo:font-weight="normal" officeooo:rsid="00667865" style:font-size-asian="11pt" style:font-style-asian="normal" style:font-weight-asian="normal" style:font-size-complex="11pt" style:font-style-complex="normal" style:font-weight-complex="normal"/>
    </style:style>
    <style:style style:name="T49" style:family="text">
      <style:text-properties fo:font-style="normal" style:font-style-asian="normal" style:font-style-complex="normal"/>
    </style:style>
    <style:style style:name="T50" style:family="text">
      <style:text-properties fo:font-style="normal" officeooo:rsid="00972fed" style:font-style-asian="normal" style:font-style-complex="normal"/>
    </style:style>
    <style:style style:name="T51" style:family="text">
      <style:text-properties fo:font-style="normal" officeooo:rsid="009921c0"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4553d0" style:font-style-asian="normal" style:font-weight-asian="normal" style:font-style-complex="normal" style:font-weight-complex="normal"/>
    </style:style>
    <style:style style:name="T54" style:family="text">
      <style:text-properties fo:font-style="normal" fo:font-weight="normal" officeooo:rsid="004d326e"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5" text:outline-level="1">Symbols/<text:span text:style-name="T8">Operators</text:span></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Name</text:p>
          </table:table-cell>
          <table:table-cell table:style-name="Table1.A1" office:value-type="string">
            <text:p text:style-name="P13"><text:span text:style-name="T5">Argument </text:span>Type</text:p>
          </table:table-cell>
          <table:table-cell table:style-name="Table1.A1" office:value-type="string">
            <text:p text:style-name="P12">Symbols</text:p>
          </table:table-cell>
          <table:table-cell table:style-name="Table1.D1" office:value-type="string">
            <text:p text:style-name="P12">Example</text:p>
          </table:table-cell>
        </table:table-row>
        <table:table-row>
          <table:table-cell table:style-name="Table1.A2" office:value-type="string">
            <text:p text:style-name="P2">Answer</text:p>
          </table:table-cell>
          <table:table-cell table:style-name="Table1.A2" office:value-type="string">
            <text:p text:style-name="P17">not an operator</text:p>
          </table:table-cell>
          <table:table-cell table:style-name="Table1.A2" office:value-type="string">
            <text:p text:style-name="P24"><text:span text:style-name="T3">a</text:span><text:span text:style-name="T4">ns</text:span></text:p>
          </table:table-cell>
          <table:table-cell table:style-name="Table1.D2" office:value-type="string">
            <text:p text:style-name="P25">? 7 + 2</text:p>
            <text:p text:style-name="P25">9</text:p>
            <text:p text:style-name="P25">? ans * 2</text:p>
            <text:p text:style-name="P25">18</text:p>
          </table:table-cell>
        </table:table-row>
        <table:table-row>
          <table:table-cell table:style-name="Table1.A2" office:value-type="string">
            <text:p text:style-name="P3">Unary Negation</text:p>
          </table:table-cell>
          <table:table-cell table:style-name="Table1.A2" office:value-type="string">
            <text:p text:style-name="P3">unary prefix</text:p>
          </table:table-cell>
          <table:table-cell table:style-name="Table1.A2" office:value-type="string">
            <text:p text:style-name="P25">-</text:p>
          </table:table-cell>
          <table:table-cell table:style-name="Table1.D2" office:value-type="string">
            <text:p text:style-name="P25">-<text:span text:style-name="T2">(10 + 2) = -12</text:span></text:p>
          </table:table-cell>
        </table:table-row>
        <table:table-row>
          <table:table-cell table:style-name="Table1.A2" office:value-type="string">
            <text:p text:style-name="P3">Addition</text:p>
          </table:table-cell>
          <table:table-cell table:style-name="Table1.A2" office:value-type="string">
            <text:p text:style-name="P3">binary</text:p>
          </table:table-cell>
          <table:table-cell table:style-name="Table1.A2" office:value-type="string">
            <text:p text:style-name="P26">+</text:p>
          </table:table-cell>
          <table:table-cell table:style-name="Table1.D2" office:value-type="string">
            <text:p text:style-name="P25"><text:span text:style-name="T2">10 + 2 = </text:span><text:span text:style-name="T7">12</text:span></text:p>
          </table:table-cell>
        </table:table-row>
        <table:table-row>
          <table:table-cell table:style-name="Table1.A2" office:value-type="string">
            <text:p text:style-name="P3">Subtraction</text:p>
          </table:table-cell>
          <table:table-cell table:style-name="Table1.A2" office:value-type="string">
            <text:p text:style-name="P3">binary</text:p>
          </table:table-cell>
          <table:table-cell table:style-name="Table1.A2" office:value-type="string">
            <text:p text:style-name="P26">-</text:p>
          </table:table-cell>
          <table:table-cell table:style-name="Table1.D2" office:value-type="string">
            <text:p text:style-name="P27">7 – 8 = -1</text:p>
          </table:table-cell>
        </table:table-row>
        <table:table-row>
          <table:table-cell table:style-name="Table1.A2" office:value-type="string">
            <text:p text:style-name="P3">Multiplication</text:p>
          </table:table-cell>
          <table:table-cell table:style-name="Table1.A2" office:value-type="string">
            <text:p text:style-name="P17">binary</text:p>
          </table:table-cell>
          <table:table-cell table:style-name="Table1.A2" office:value-type="string">
            <text:p text:style-name="P26">*</text:p>
          </table:table-cell>
          <table:table-cell table:style-name="Table1.D2" office:value-type="string">
            <text:p text:style-name="P27">3 * 2 = 6</text:p>
          </table:table-cell>
        </table:table-row>
        <table:table-row table:style-name="Table1.7">
          <table:table-cell table:style-name="Table1.A2" office:value-type="string">
            <text:p text:style-name="P3">Division</text:p>
          </table:table-cell>
          <table:table-cell table:style-name="Table1.A2" office:value-type="string">
            <text:p text:style-name="P17">binary</text:p>
          </table:table-cell>
          <table:table-cell table:style-name="Table1.A2" office:value-type="string">
            <text:p text:style-name="P26">/</text:p>
          </table:table-cell>
          <table:table-cell table:style-name="Table1.D2" office:value-type="string">
            <text:p text:style-name="P26">36 / 4 = 9</text:p>
          </table:table-cell>
        </table:table-row>
        <table:table-row table:style-name="Table1.8">
          <table:table-cell table:style-name="Table1.A2" office:value-type="string">
            <text:p text:style-name="P4">Modulo</text:p>
          </table:table-cell>
          <table:table-cell table:style-name="Table1.A2" office:value-type="string">
            <text:p text:style-name="P16">binary</text:p>
          </table:table-cell>
          <table:table-cell table:style-name="Table1.A2" office:value-type="string">
            <text:p text:style-name="P26">%</text:p>
          </table:table-cell>
          <table:table-cell table:style-name="Table1.D2" office:value-type="string">
            <text:p text:style-name="P28">12 % 5 = 2</text:p>
          </table:table-cell>
        </table:table-row>
        <table:table-row table:style-name="Table1.8">
          <table:table-cell table:style-name="Table1.A2" office:value-type="string">
            <text:p text:style-name="P4">Exp</text:p>
          </table:table-cell>
          <table:table-cell table:style-name="Table1.A2" office:value-type="string">
            <text:p text:style-name="P16">unary prefix</text:p>
          </table:table-cell>
          <table:table-cell table:style-name="Table1.A2" office:value-type="string">
            <text:p text:style-name="P28">exp</text:p>
          </table:table-cell>
          <table:table-cell table:style-name="Table1.D2" office:value-type="string">
            <text:p text:style-name="P28">exp2 = 7.389<text:span text:style-name="T6">0</text:span></text:p>
          </table:table-cell>
        </table:table-row>
        <table:table-row table:style-name="Table1.8">
          <table:table-cell table:style-name="Table1.A2" office:value-type="string">
            <text:p text:style-name="P4">Power</text:p>
          </table:table-cell>
          <table:table-cell table:style-name="Table1.A2" office:value-type="string">
            <text:p text:style-name="P16">binary</text:p>
          </table:table-cell>
          <table:table-cell table:style-name="Table1.A2" office:value-type="string">
            <text:p text:style-name="P28">^, **</text:p>
          </table:table-cell>
          <table:table-cell table:style-name="Table1.D2" office:value-type="string">
            <text:p text:style-name="P28">2^5 = 32</text:p>
          </table:table-cell>
        </table:table-row>
        <table:table-row table:style-name="Table1.8">
          <table:table-cell table:style-name="Table1.A2" office:value-type="string">
            <text:p text:style-name="P4">Factorial</text:p>
          </table:table-cell>
          <table:table-cell table:style-name="Table1.A2" office:value-type="string">
            <text:p text:style-name="P16">unary postfix</text:p>
          </table:table-cell>
          <table:table-cell table:style-name="Table1.A2" office:value-type="string">
            <text:p text:style-name="P28">!</text:p>
          </table:table-cell>
          <table:table-cell table:style-name="Table1.D2" office:value-type="string">
            <text:p text:style-name="P28">5! = 120</text:p>
          </table:table-cell>
        </table:table-row>
        <table:table-row table:style-name="Table1.8">
          <table:table-cell table:style-name="Table1.A2" office:value-type="string">
            <text:p text:style-name="P4">Square Root</text:p>
          </table:table-cell>
          <table:table-cell table:style-name="Table1.A2" office:value-type="string">
            <text:p text:style-name="P16">unary prefix</text:p>
          </table:table-cell>
          <table:table-cell table:style-name="Table1.A2" office:value-type="string">
            <text:p text:style-name="P28">sqrt</text:p>
          </table:table-cell>
          <table:table-cell table:style-name="Table1.D2" office:value-type="string">
            <text:p text:style-name="P40"><text:span text:style-name="T11">s</text:span><text:span text:style-name="T12">qrt81 = 9</text:span></text:p>
          </table:table-cell>
        </table:table-row>
        <table:table-row table:style-name="Table1.8">
          <table:table-cell table:style-name="Table1.A2" office:value-type="string">
            <text:p text:style-name="P4">Cube Root</text:p>
          </table:table-cell>
          <table:table-cell table:style-name="Table1.A2" office:value-type="string">
            <text:p text:style-name="P16">unary prefix</text:p>
          </table:table-cell>
          <table:table-cell table:style-name="Table1.A2" office:value-type="string">
            <text:p text:style-name="P30">cbrt</text:p>
          </table:table-cell>
          <table:table-cell table:style-name="Table1.D2" office:value-type="string">
            <text:p text:style-name="P40"><text:span text:style-name="T11">c</text:span><text:span text:style-name="T12">brt-27 = -3</text:span></text:p>
          </table:table-cell>
        </table:table-row>
        <table:table-row table:style-name="Table1.8">
          <table:table-cell table:style-name="Table1.A2" office:value-type="string">
            <text:p text:style-name="P4">Nth Root</text:p>
          </table:table-cell>
          <table:table-cell table:style-name="Table1.A2" office:value-type="string">
            <text:p text:style-name="P16">binary</text:p>
          </table:table-cell>
          <table:table-cell table:style-name="Table1.A2" office:value-type="string">
            <text:p text:style-name="P30">root</text:p>
          </table:table-cell>
          <table:table-cell table:style-name="Table1.D2" office:value-type="string">
            <text:p text:style-name="P28">5root32 = 2</text:p>
          </table:table-cell>
        </table:table-row>
        <table:table-row table:style-name="Table1.15">
          <table:table-cell table:style-name="Table1.A2" office:value-type="string">
            <text:p text:style-name="P4">Natural Logarithm</text:p>
          </table:table-cell>
          <table:table-cell table:style-name="Table1.A2" office:value-type="string">
            <text:p text:style-name="P16">unary prefix</text:p>
          </table:table-cell>
          <table:table-cell table:style-name="Table1.A2" office:value-type="string">
            <text:p text:style-name="P31">ln</text:p>
          </table:table-cell>
          <table:table-cell table:style-name="Table1.D2" office:value-type="string">
            <text:p text:style-name="P29">ln2 = 0.6931</text:p>
          </table:table-cell>
        </table:table-row>
        <table:table-row table:style-name="Table1.15">
          <table:table-cell table:style-name="Table1.A2" office:value-type="string">
            <text:p text:style-name="P5">Logarithm</text:p>
          </table:table-cell>
          <table:table-cell table:style-name="Table1.A2" office:value-type="string">
            <text:p text:style-name="P19">binary</text:p>
          </table:table-cell>
          <table:table-cell table:style-name="Table1.A2" office:value-type="string">
            <text:p text:style-name="P31">log</text:p>
          </table:table-cell>
          <table:table-cell table:style-name="Table1.D2" office:value-type="string">
            <text:p text:style-name="P31">2log32 = 5</text:p>
          </table:table-cell>
        </table:table-row>
        <table:table-row table:style-name="Table1.15">
          <table:table-cell table:style-name="Table1.A2" office:value-type="string">
            <text:p text:style-name="P6">Pi</text:p>
          </table:table-cell>
          <table:table-cell table:style-name="Table1.A2" office:value-type="string">
            <text:p text:style-name="P15">not an operator</text:p>
          </table:table-cell>
          <table:table-cell table:style-name="Table1.A2" office:value-type="string">
            <text:p text:style-name="P32">pi</text:p>
          </table:table-cell>
          <table:table-cell table:style-name="Table1.D2" office:value-type="string">
            <text:p text:style-name="P32">pi = 3.1415</text:p>
          </table:table-cell>
        </table:table-row>
        <table:table-row table:style-name="Table1.15">
          <table:table-cell table:style-name="Table1.A2" office:value-type="string">
            <text:p text:style-name="P6">E</text:p>
          </table:table-cell>
          <table:table-cell table:style-name="Table1.A2" office:value-type="string">
            <text:p text:style-name="P15">not an operator</text:p>
          </table:table-cell>
          <table:table-cell table:style-name="Table1.A2" office:value-type="string">
            <text:p text:style-name="P32">e</text:p>
          </table:table-cell>
          <table:table-cell table:style-name="Table1.D2" office:value-type="string">
            <text:p text:style-name="P32">e = 2.7182</text:p>
          </table:table-cell>
        </table:table-row>
        <table:table-row table:style-name="Table1.15">
          <table:table-cell table:style-name="Table1.A2" office:value-type="string">
            <text:p text:style-name="P6">Tau</text:p>
          </table:table-cell>
          <table:table-cell table:style-name="Table1.A2" office:value-type="string">
            <text:p text:style-name="P15">not an operator</text:p>
          </table:table-cell>
          <table:table-cell table:style-name="Table1.A2" office:value-type="string">
            <text:p text:style-name="P32">tau</text:p>
          </table:table-cell>
          <table:table-cell table:style-name="Table1.D2" office:value-type="string">
            <text:p text:style-name="P32">tau = 6.2831</text:p>
          </table:table-cell>
        </table:table-row>
        <table:table-row table:style-name="Table1.15">
          <table:table-cell table:style-name="Table1.A2" office:value-type="string">
            <text:p text:style-name="P6">Sine</text:p>
          </table:table-cell>
          <table:table-cell table:style-name="Table1.A2" office:value-type="string">
            <text:p text:style-name="P15">unary prefix</text:p>
          </table:table-cell>
          <table:table-cell table:style-name="Table1.A2" office:value-type="string">
            <text:p text:style-name="P32">sin</text:p>
          </table:table-cell>
          <table:table-cell table:style-name="Table1.D2" office:value-type="string">
            <text:p text:style-name="P32">sinpi = 0</text:p>
          </table:table-cell>
        </table:table-row>
        <table:table-row table:style-name="Table1.15">
          <table:table-cell table:style-name="Table1.A2" office:value-type="string">
            <text:p text:style-name="P6">Cosine</text:p>
          </table:table-cell>
          <table:table-cell table:style-name="Table1.A2" office:value-type="string">
            <text:p text:style-name="P15">unary prefix</text:p>
          </table:table-cell>
          <table:table-cell table:style-name="Table1.A2" office:value-type="string">
            <text:p text:style-name="P32">cos</text:p>
          </table:table-cell>
          <table:table-cell table:style-name="Table1.D2" office:value-type="string">
            <text:p text:style-name="P32">cospi = -1</text:p>
          </table:table-cell>
        </table:table-row>
        <table:table-row table:style-name="Table1.15">
          <table:table-cell table:style-name="Table1.A2" office:value-type="string">
            <text:p text:style-name="P6">Tangent</text:p>
          </table:table-cell>
          <table:table-cell table:style-name="Table1.A2" office:value-type="string">
            <text:p text:style-name="P15">unary prefix</text:p>
          </table:table-cell>
          <table:table-cell table:style-name="Table1.A2" office:value-type="string">
            <text:p text:style-name="P32">tan</text:p>
          </table:table-cell>
          <table:table-cell table:style-name="Table1.D2" office:value-type="string">
            <text:p text:style-name="P32">tanpi = 0</text:p>
          </table:table-cell>
        </table:table-row>
        <table:table-row table:style-name="Table1.15">
          <table:table-cell table:style-name="Table1.A2" office:value-type="string">
            <text:p text:style-name="P6">Inverse Sine</text:p>
          </table:table-cell>
          <table:table-cell table:style-name="Table1.A2" office:value-type="string">
            <text:p text:style-name="P15">unary prefix</text:p>
          </table:table-cell>
          <table:table-cell table:style-name="Table1.A2" office:value-type="string">
            <text:p text:style-name="P32">asin</text:p>
          </table:table-cell>
          <table:table-cell table:style-name="Table1.D2" office:value-type="string">
            <text:p text:style-name="P39"><text:span text:style-name="T9">asin0 = </text:span><text:span text:style-name="T10">0</text:span></text:p>
          </table:table-cell>
        </table:table-row>
        <table:table-row table:style-name="Table1.15">
          <table:table-cell table:style-name="Table1.A2" office:value-type="string">
            <text:p text:style-name="P6">Inverse Cosine</text:p>
          </table:table-cell>
          <table:table-cell table:style-name="Table1.A2" office:value-type="string">
            <text:p text:style-name="P14"><text:span text:style-name="T6">u</text:span><text:span text:style-name="T5">nary prefix</text:span></text:p>
          </table:table-cell>
          <table:table-cell table:style-name="Table1.A2" office:value-type="string">
            <text:p text:style-name="P32">acos</text:p>
          </table:table-cell>
          <table:table-cell table:style-name="Table1.D2" office:value-type="string">
            <text:p text:style-name="P32">acos-1 = 3.1415</text:p>
          </table:table-cell>
        </table:table-row>
        <table:table-row table:style-name="Table1.15">
          <table:table-cell table:style-name="Table1.A2" office:value-type="string">
            <text:p text:style-name="P7">Inverse Tangent</text:p>
          </table:table-cell>
          <table:table-cell table:style-name="Table1.A2" office:value-type="string">
            <text:p text:style-name="P20">unary prefix</text:p>
          </table:table-cell>
          <table:table-cell table:style-name="Table1.A2" office:value-type="string">
            <text:p text:style-name="P36">atan</text:p>
          </table:table-cell>
          <table:table-cell table:style-name="Table1.D2" office:value-type="string">
            <text:p text:style-name="P36">atan0 = 0</text:p>
          </table:table-cell>
        </table:table-row>
        <table:table-row table:style-name="Table1.15">
          <table:table-cell table:style-name="Table1.A2" office:value-type="string">
            <text:p text:style-name="P7">Hyperbolic Sine</text:p>
          </table:table-cell>
          <table:table-cell table:style-name="Table1.A2" office:value-type="string">
            <text:p text:style-name="P20">unary prefix</text:p>
          </table:table-cell>
          <table:table-cell table:style-name="Table1.A2" office:value-type="string">
            <text:p text:style-name="P36">sinh</text:p>
          </table:table-cell>
          <table:table-cell table:style-name="Table1.D2" office:value-type="string">
            <text:p text:style-name="P36">sinh1 = 1.1752</text:p>
          </table:table-cell>
        </table:table-row>
        <table:table-row table:style-name="Table1.15">
          <table:table-cell table:style-name="Table1.A2" office:value-type="string">
            <text:p text:style-name="P8">Hyperbolic Cosine</text:p>
          </table:table-cell>
          <table:table-cell table:style-name="Table1.A2" office:value-type="string">
            <text:p text:style-name="P21">unary prefix</text:p>
          </table:table-cell>
          <table:table-cell table:style-name="Table1.A2" office:value-type="string">
            <text:p text:style-name="P33">cosh</text:p>
          </table:table-cell>
          <table:table-cell table:style-name="Table1.D2" office:value-type="string">
            <text:p text:style-name="P33">cosh1 = 1.5430</text:p>
          </table:table-cell>
        </table:table-row>
        <table:table-row table:style-name="Table1.15">
          <table:table-cell table:style-name="Table1.A2" office:value-type="string">
            <text:p text:style-name="P8">Hyperbolic Tangent</text:p>
          </table:table-cell>
          <table:table-cell table:style-name="Table1.A2" office:value-type="string">
            <text:p text:style-name="P21">unary prefix</text:p>
          </table:table-cell>
          <table:table-cell table:style-name="Table1.A2" office:value-type="string">
            <text:p text:style-name="P33">tanh</text:p>
          </table:table-cell>
          <table:table-cell table:style-name="Table1.D2" office:value-type="string">
            <text:p text:style-name="P33">tanh1 = 0.7615</text:p>
          </table:table-cell>
        </table:table-row>
        <table:table-row table:style-name="Table1.15">
          <table:table-cell table:style-name="Table1.A2" office:value-type="string">
            <text:p text:style-name="P9">Inverse Hyperbolic Sine</text:p>
          </table:table-cell>
          <table:table-cell table:style-name="Table1.A2" office:value-type="string">
            <text:p text:style-name="P22">unary prefix</text:p>
          </table:table-cell>
          <table:table-cell table:style-name="Table1.A2" office:value-type="string">
            <text:p text:style-name="P34">asinh</text:p>
          </table:table-cell>
          <table:table-cell table:style-name="Table1.D2" office:value-type="string">
            <text:p text:style-name="P34">asinh1.1752 = 1</text:p>
          </table:table-cell>
        </table:table-row>
        <table:table-row table:style-name="Table1.15">
          <table:table-cell table:style-name="Table1.A2" office:value-type="string">
            <text:p text:style-name="P9">Inverse Hyperbolic Cosine</text:p>
          </table:table-cell>
          <table:table-cell table:style-name="Table1.A2" office:value-type="string">
            <text:p text:style-name="P22">unary prefix</text:p>
          </table:table-cell>
          <table:table-cell table:style-name="Table1.A2" office:value-type="string">
            <text:p text:style-name="P34">acosh</text:p>
          </table:table-cell>
          <table:table-cell table:style-name="Table1.D2" office:value-type="string">
            <text:p text:style-name="P34">acosh1.5430 = 1</text:p>
          </table:table-cell>
        </table:table-row>
        <table:table-row table:style-name="Table1.15">
          <table:table-cell table:style-name="Table1.A2" office:value-type="string">
            <text:p text:style-name="P9">Inverse Hyperbolic Tangent</text:p>
          </table:table-cell>
          <table:table-cell table:style-name="Table1.A2" office:value-type="string">
            <text:p text:style-name="P22">unary prefix</text:p>
          </table:table-cell>
          <table:table-cell table:style-name="Table1.A2" office:value-type="string">
            <text:p text:style-name="P34">atanh</text:p>
          </table:table-cell>
          <table:table-cell table:style-name="Table1.D2" office:value-type="string">
            <text:p text:style-name="P34">atanh0.7615 = 1</text:p>
          </table:table-cell>
        </table:table-row>
        <table:table-row table:style-name="Table1.15">
          <table:table-cell table:style-name="Table1.A2" office:value-type="string">
            <text:p text:style-name="P9">Permutations</text:p>
          </table:table-cell>
          <table:table-cell table:style-name="Table1.A2" office:value-type="string">
            <text:p text:style-name="P22">binary</text:p>
          </table:table-cell>
          <table:table-cell table:style-name="Table1.A2" office:value-type="string">
            <text:p text:style-name="P34">P</text:p>
          </table:table-cell>
          <table:table-cell table:style-name="Table1.D2" office:value-type="string">
            <text:p text:style-name="P34">10 P 8 = 1814400</text:p>
          </table:table-cell>
        </table:table-row>
        <table:table-row table:style-name="Table1.15">
          <table:table-cell table:style-name="Table1.A2" office:value-type="string">
            <text:p text:style-name="P10">Combinations</text:p>
          </table:table-cell>
          <table:table-cell table:style-name="Table1.A2" office:value-type="string">
            <text:p text:style-name="P18">binary</text:p>
          </table:table-cell>
          <table:table-cell table:style-name="Table1.A2" office:value-type="string">
            <text:p text:style-name="P35">C</text:p>
          </table:table-cell>
          <table:table-cell table:style-name="Table1.D2" office:value-type="string">
            <text:p text:style-name="P35">10 C 8 = 45</text:p>
          </table:table-cell>
        </table:table-row>
        <table:table-row table:style-name="Table1.15">
          <table:table-cell table:style-name="Table1.A2" office:value-type="string">
            <text:p text:style-name="P10">Absolute Value</text:p>
          </table:table-cell>
          <table:table-cell table:style-name="Table1.A2" office:value-type="string">
            <text:p text:style-name="P18">unary prefix</text:p>
          </table:table-cell>
          <table:table-cell table:style-name="Table1.A2" office:value-type="string">
            <text:p text:style-name="P35">abs</text:p>
          </table:table-cell>
          <table:table-cell table:style-name="Table1.D2" office:value-type="string">
            <text:p text:style-name="P35">abs-3.2 = 3.2</text:p>
          </table:table-cell>
        </table:table-row>
        <table:table-row table:style-name="Table1.15">
          <table:table-cell table:style-name="Table1.A2" office:value-type="string">
            <text:p text:style-name="P11">Recall X</text:p>
          </table:table-cell>
          <table:table-cell table:style-name="Table1.A2" office:value-type="string">
            <text:p text:style-name="P23">not an operator</text:p>
          </table:table-cell>
          <table:table-cell table:style-name="Table1.A2" office:value-type="string">
            <text:p text:style-name="P38">rcl1, rcl2, rcl3, rcl4, rcl5, rcl6, rcl7, rcl8, rcl9</text:p>
          </table:table-cell>
          <table:table-cell table:style-name="Table1.D2" office:value-type="string">
            <text:p text:style-name="P35">? /<text:span text:style-name="T21">sto1 7</text:span></text:p>
            <text:p text:style-name="P37">7</text:p>
            <text:p text:style-name="P35">? /<text:span text:style-name="T21">sto2 5</text:span></text:p>
            <text:p text:style-name="P37">5</text:p>
            <text:p text:style-name="P35">? <text:span text:style-name="T21">rcl1 + rcl2 * 3</text:span></text:p>
            <text:p text:style-name="P37">22</text:p>
          </table:table-cell>
        </table:table-row>
      </table:table>
      <text:p text:style-name="P41"/>
      <text:h text:style-name="P147" text:outline-level="1">Order of Operations</text:h>
      <table:table table:name="Table2" table:style-name="Table2" table:template-name="Default Style">
        <table:table-column table:style-name="Table2.A"/>
        <table:table-column table:style-name="Table2.B"/>
        <table:table-row>
          <table:table-cell table:style-name="Table2.A1" office:value-type="string">
            <text:p text:style-name="P143">Precedence</text:p>
          </table:table-cell>
          <table:table-cell table:style-name="Table2.B1" office:value-type="string">
            <text:p text:style-name="P143">Operators</text:p>
          </table:table-cell>
        </table:table-row>
        <table:table-row table:style-name="Table2.2">
          <table:table-cell table:style-name="Table2.A2" office:value-type="string">
            <text:p text:style-name="P142">1</text:p>
          </table:table-cell>
          <table:table-cell table:style-name="Table2.B2" office:value-type="string">
            <text:p text:style-name="P142">Unary Negation, Exp, Square Root, Cube Root, Natural Logarithm, Sine, Cosine, Tangent, Inverse Sine, Inverse Cosine, Inverse Tangent, Hyperbolic Sine, Hyperbolic Cosine, Hyperbolic Tangent, Inverse Hyperbolic Sine, Inverse Hyperbolic Cosine, Inverse Hyperbolic Tangent, Absolute Value</text:p>
          </table:table-cell>
        </table:table-row>
        <table:table-row>
          <table:table-cell table:style-name="Table2.A2" office:value-type="string">
            <text:p text:style-name="P140">2</text:p>
          </table:table-cell>
          <table:table-cell table:style-name="Table2.B2" office:value-type="string">
            <text:p text:style-name="P140">Factorial</text:p>
          </table:table-cell>
        </table:table-row>
        <table:table-row>
          <table:table-cell table:style-name="Table2.A2" office:value-type="string">
            <text:p text:style-name="P140">3</text:p>
          </table:table-cell>
          <table:table-cell table:style-name="Table2.B2" office:value-type="string">
            <text:p text:style-name="P140">Logarithm, Permutations, Combinations</text:p>
          </table:table-cell>
        </table:table-row>
        <table:table-row>
          <table:table-cell table:style-name="Table2.A2" office:value-type="string">
            <text:p text:style-name="P140">4</text:p>
          </table:table-cell>
          <table:table-cell table:style-name="Table2.B2" office:value-type="string">
            <text:p text:style-name="P140">Power, Nth Root</text:p>
          </table:table-cell>
        </table:table-row>
        <table:table-row>
          <table:table-cell table:style-name="Table2.A2" office:value-type="string">
            <text:p text:style-name="P140">5</text:p>
          </table:table-cell>
          <table:table-cell table:style-name="Table2.B2" office:value-type="string">
            <text:p text:style-name="P140">Multiplication, Division, Modulo</text:p>
          </table:table-cell>
        </table:table-row>
        <table:table-row>
          <table:table-cell table:style-name="Table2.A2" office:value-type="string">
            <text:p text:style-name="P141">6</text:p>
          </table:table-cell>
          <table:table-cell table:style-name="Table2.B2" office:value-type="string">
            <text:p text:style-name="P141">Addition, Subtraction</text:p>
          </table:table-cell>
        </table:table-row>
      </table:table>
      <text:h text:style-name="P144" text:outline-level="1"/>
      <text:h text:style-name="P146" text:outline-level="1">Commands</text:h>
      <text:p text:style-name="P73"/>
      <text:p text:style-name="P72">About</text:p>
      <text:p text:style-name="P42">Shows information about EnderCalc.</text:p>
      <text:p text:style-name="P46">Commands<text:span text:style-name="T22"> </text:span><text:span text:style-name="T19">/about</text:span></text:p>
      <text:p text:style-name="P47">Example</text:p>
      <text:p text:style-name="P112">? /about</text:p>
      <text:p text:style-name="P112">EnderCalc v1.0 by Sam Haskins</text:p>
      <text:p text:style-name="P112">=============================</text:p>
      <text:p text:style-name="P112">Open-source libaries:</text:p>
      <text:p text:style-name="P112">libbf 20200119 by Fabrice Bellard</text:p>
      <text:p text:style-name="P112">WinEditLine 2.206 by Paolo Tosco</text:p>
      <text:p text:style-name="P112">minIni 1.2b by Thiadmer Riemersma</text:p>
      <text:p text:style-name="P74"/>
      <text:p text:style-name="P74">Binary Precision Set</text:p>
      <text:p text:style-name="P43">Sets the precision of the binary engine (measured in bits).</text:p>
      <text:p text:style-name="P97"><text:span text:style-name="T23">Commands</text:span><text:span text:style-name="T22"> /bprec </text:span></text:p>
      <text:p text:style-name="P47">Example</text:p>
      <text:p text:style-name="P112">? /bprec 120</text:p>
      <text:p text:style-name="P112">Binary engine precision: 120 bits</text:p>
      <text:p text:style-name="P74"/>
      <text:p text:style-name="P76">Clear Memory</text:p>
      <text:p text:style-name="P44">Clears EnderCalc’s persistent memory.</text:p>
      <text:p text:style-name="P98"><text:span text:style-name="T23">Commands</text:span><text:span text:style-name="T28"> </text:span><text:span text:style-name="T22">/clearmem</text:span></text:p>
      <text:p text:style-name="P49">Example</text:p>
      <text:p text:style-name="P113">? /mem</text:p>
      <text:p text:style-name="P113">MEM1 = 90</text:p>
      <text:p text:style-name="P114"><text:span text:style-name="T45"># </text:span>[...]</text:p>
      <text:p text:style-name="P113">MEM9 = 70</text:p>
      <text:p text:style-name="P113">? /clearmem</text:p>
      <text:p text:style-name="P113">Cleared memory.</text:p>
      <text:p text:style-name="P113">? /mem</text:p>
      <text:p text:style-name="P113">MEM1 = (empty)</text:p>
      <text:p text:style-name="P98"># <text:span text:style-name="T22">[...]</text:span></text:p>
      <text:p text:style-name="P113">MEM9 = (empty)</text:p>
      <text:p text:style-name="P75"/>
      <text:p text:style-name="P77">Clear Memory Slot</text:p>
      <text:p text:style-name="P45">Clears a single slot of memory.</text:p>
      <text:p text:style-name="P111"><text:span text:style-name="T23">Commands </text:span><text:span text:style-name="T46">/clr1, /clr2, /clr3, /clr4, /clr5, /clr6, /clr7, /clr8, /clr9</text:span></text:p>
      <text:p text:style-name="P52">Example</text:p>
      <text:p text:style-name="P123">? /clr1</text:p>
      <text:p text:style-name="P123">Cleared slot 1.</text:p>
      <text:p text:style-name="P123">? /rcl1</text:p>
      <text:p text:style-name="P123">MEM1 = (empty)</text:p>
      <text:p text:style-name="P123">? /rcl2</text:p>
      <text:p text:style-name="P123">MEM2 = 30</text:p>
      <text:p text:style-name="P77"/>
      <text:p text:style-name="P77"/>
      <text:p text:style-name="P78"><text:soft-page-break/>Debug Toggle</text:p>
      <text:p text:style-name="P115"><text:span text:style-name="T23">Toggle</text:span><text:span text:style-name="T43">s</text:span><text:span text:style-name="T23"> debug mode. When in debug mode, EnderCalc will display the parsed expression and the result from the binary engine.</text:span></text:p>
      <text:p text:style-name="P99"><text:span text:style-name="T23">Commands</text:span><text:span text:style-name="T22"> /debug</text:span></text:p>
      <text:p text:style-name="P50">Example</text:p>
      <text:p text:style-name="P116">? /debug</text:p>
      <text:p text:style-name="P116">Debug: On</text:p>
      <text:p text:style-name="P116">? 1 + 1</text:p>
      <text:p text:style-name="P116">1 ADD 1</text:p>
      <text:p text:style-name="P116">(Actual Result: 2.0000000000000000000000000)</text:p>
      <text:p text:style-name="P116">2</text:p>
      <text:p text:style-name="P116">? /debug</text:p>
      <text:p text:style-name="P116">Debug: Off</text:p>
      <text:p text:style-name="P79"/>
      <text:p text:style-name="P80">Degrees/Radians Toggle</text:p>
      <text:p text:style-name="P117"><text:span text:style-name="T23">Toggle</text:span><text:span text:style-name="T44">s</text:span><text:span text:style-name="T23"> whether trigonometric operations use radians or degrees.</text:span></text:p>
      <text:p text:style-name="P100"><text:span text:style-name="T23">Commands</text:span><text:span text:style-name="T22"> /degrees, /radians</text:span></text:p>
      <text:p text:style-name="P51">Example</text:p>
      <text:p text:style-name="P117">? /degrees</text:p>
      <text:p text:style-name="P117">Toggled, trigonometric functions now use degrees.</text:p>
      <text:p text:style-name="P117">? sin180</text:p>
      <text:p text:style-name="P117">0</text:p>
      <text:p text:style-name="P117">? /radians</text:p>
      <text:p text:style-name="P117">Toggled, trigonometric functions now use radians.</text:p>
      <text:p text:style-name="P51"/>
      <text:p text:style-name="P135"><text:span text:style-name="T24">Decimal</text:span><text:span text:style-name="T25"> Precision Set</text:span></text:p>
      <text:p text:style-name="P135"><text:span text:style-name="T29">Sets the precision of the binary engine (measured in </text:span><text:span text:style-name="T30">digits</text:span><text:span text:style-name="T29">).</text:span></text:p>
      <text:p text:style-name="P135"><text:span text:style-name="T31">Commands</text:span><text:span text:style-name="T13"> /</text:span><text:span text:style-name="T14">d</text:span><text:span text:style-name="T13">prec </text:span></text:p>
      <text:p text:style-name="P48">Example</text:p>
      <text:p text:style-name="P135"><text:span text:style-name="T13">? /</text:span><text:span text:style-name="T14">d</text:span><text:span text:style-name="T13">prec </text:span><text:span text:style-name="T14">25</text:span></text:p>
      <text:p text:style-name="P135"><text:span text:style-name="T16">Decimal</text:span><text:span text:style-name="T17"> engine precision: </text:span><text:span text:style-name="T16">25 digits</text:span></text:p>
      <text:p text:style-name="P81"/>
      <text:p text:style-name="P139"><text:span text:style-name="T27">F</text:span><text:span text:style-name="T26">ormat Toggle</text:span></text:p>
      <text:p text:style-name="P53">Toggles suppression of scientific notation.</text:p>
      <text:p text:style-name="P137"><text:span text:style-name="T40">Commands</text:span><text:span text:style-name="T20"> /format</text:span></text:p>
      <text:p text:style-name="P62">Example</text:p>
      <text:p text:style-name="P124">? /format</text:p>
      <text:p text:style-name="P124">Suppress Scientific Notation: On</text:p>
      <text:p text:style-name="P124">? 1e-9</text:p>
      <text:p text:style-name="P124">0.000000001</text:p>
      <text:p text:style-name="P82"/>
      <text:p text:style-name="P83">Format Last</text:p>
      <text:p text:style-name="P54">Re-formats the last answer, using the inactive option for suppression of scientific notation.</text:p>
      <text:p text:style-name="P101"><text:span text:style-name="T40">Commands</text:span><text:span text:style-name="T52"> /</text:span><text:span text:style-name="T53">formatlast, /last</text:span></text:p>
      <text:p text:style-name="P63">Example</text:p>
      <text:p text:style-name="P125">? 1e-9</text:p>
      <text:p text:style-name="P125">1e-9</text:p>
      <text:p text:style-name="P125">? /last</text:p>
      <text:p text:style-name="P125">0.000000001</text:p>
      <text:p text:style-name="P84"><text:soft-page-break/>Help</text:p>
      <text:p text:style-name="P55">Get help with EnderCalc.</text:p>
      <text:p text:style-name="P102"><text:span text:style-name="T40">Commands</text:span><text:span text:style-name="T38"> </text:span><text:span text:style-name="T52">/help</text:span></text:p>
      <text:p text:style-name="P84"/>
      <text:p text:style-name="P84">Memory Show</text:p>
      <text:p text:style-name="P103"><text:span text:style-name="T38">Display</text:span><text:span text:style-name="T39">s</text:span><text:span text:style-name="T38"> the contents of EnderCalc’s persistent memory.</text:span></text:p>
      <text:p text:style-name="P104"><text:span text:style-name="T40">Commands</text:span><text:span text:style-name="T52"> /</text:span><text:span text:style-name="T54">mem, /showmem</text:span></text:p>
      <text:p text:style-name="P64">Example</text:p>
      <text:p text:style-name="P126">? /sto1 78</text:p>
      <text:p text:style-name="P126">78</text:p>
      <text:p text:style-name="P126">? /sto7 89.9</text:p>
      <text:p text:style-name="P126">89.9</text:p>
      <text:p text:style-name="P126">? /mem</text:p>
      <text:p text:style-name="P126">MEM1 = 78</text:p>
      <text:p text:style-name="P126">MEM2 = (empty)</text:p>
      <text:p text:style-name="P126">MEM3 = (empty)</text:p>
      <text:p text:style-name="P126">MEM4 = (empty)</text:p>
      <text:p text:style-name="P126">MEM5 = (empty)</text:p>
      <text:p text:style-name="P126">MEM6 = (empty)</text:p>
      <text:p text:style-name="P126">MEM7 = 89.9</text:p>
      <text:p text:style-name="P126">MEM8 = (empty)</text:p>
      <text:p text:style-name="P126">MEM9 = (empty)</text:p>
      <text:p text:style-name="P85"/>
      <text:p text:style-name="P86">Parse Debug Toggle</text:p>
      <text:p text:style-name="P118"><text:span text:style-name="T40">Toggle</text:span><text:span text:style-name="T41">s</text:span><text:span text:style-name="T40"> parser debug mode.</text:span></text:p>
      <text:p text:style-name="P105"><text:span text:style-name="T40">Commands</text:span><text:span text:style-name="T52"> /parsedebug</text:span></text:p>
      <text:p text:style-name="P65">Example</text:p>
      <text:p text:style-name="P127">? /parsedebug</text:p>
      <text:p text:style-name="P127">Parse debug: On</text:p>
      <text:p text:style-name="P127">? -(1 + 1)(2) * pi</text:p>
      <text:p text:style-name="P127">match_brackets: - (1 + 1) (2) <text:s/>* pi</text:p>
      <text:p text:style-name="P127">tokenize: SUB (1 ADD 1) (2) MUL PI</text:p>
      <text:p text:style-name="P127">constants: SUB (1 ADD 1) (2) MUL 3.14159265358979323846264338328</text:p>
      <text:p text:style-name="P127">implicit_multiply: SUB (1 ADD 1) MUL (2) MUL 3.14159265358979323846264338328</text:p>
      <text:p text:style-name="P127">unary_neg: NEG (1 ADD 1) MUL (2) MUL 3.14159265358979323846264338328</text:p>
      <text:p text:style-name="P127">-12.566370614359172954</text:p>
      <text:p text:style-name="P87"/>
      <text:p text:style-name="P88">Precision</text:p>
      <text:p text:style-name="P136"><text:span text:style-name="T32">Sets a target </text:span><text:span text:style-name="T33">precision</text:span><text:span text:style-name="T32"> for EnderCalc (measured in digits). </text:span><text:span text:style-name="T33">The decimal engine’s precision will be updated to reflect the new precision, and the binary engine’s precision will be update</text:span><text:span text:style-name="T34">d</text:span><text:span text:style-name="T33"> automatically to accommodate th</text:span><text:span text:style-name="T35">e</text:span><text:span text:style-name="T33"> request.</text:span></text:p>
      <text:p text:style-name="P138"><text:span text:style-name="T37">C</text:span><text:span text:style-name="T36">ommands</text:span><text:span text:style-name="T15"> /</text:span><text:span text:style-name="T18">prec</text:span></text:p>
      <text:p text:style-name="P66">Example</text:p>
      <text:p text:style-name="P128">? /prec 50</text:p>
      <text:p text:style-name="P128">Decimal engine precision: 50 digits</text:p>
      <text:p text:style-name="P128">Binary engine precision: 250 bits</text:p>
      <text:p text:style-name="P89"/>
      <text:p text:style-name="P89"/>
      <text:p text:style-name="P90"><text:soft-page-break/>Recall Memory Slot</text:p>
      <text:p text:style-name="P56">Recalls a single slot of memory.</text:p>
      <text:p text:style-name="P106"><text:span text:style-name="T40">Commands</text:span><text:span text:style-name="T52"> </text:span><text:span text:style-name="T47">/</text:span><text:span text:style-name="T48">rcl1, /rcl2, /rcl3, /rcl4, /rcl5, /rcl6, /rcl7, /rcl8, /rcl9</text:span></text:p>
      <text:p text:style-name="P67">Example</text:p>
      <text:p text:style-name="P129">? /sto1 1e9</text:p>
      <text:p text:style-name="P129">1e9</text:p>
      <text:p text:style-name="P129">? /sto7 78.3</text:p>
      <text:p text:style-name="P129">78.3</text:p>
      <text:p text:style-name="P129">? /rcl7</text:p>
      <text:p text:style-name="P129">MEM7 = 78.3</text:p>
      <text:p text:style-name="P129">? /rcl1</text:p>
      <text:p text:style-name="P129">MEM1 = 1e9</text:p>
      <text:p text:style-name="P90"/>
      <text:p text:style-name="P91">Show Operating Parameters</text:p>
      <text:p text:style-name="P57">Displays the current operating parameters of EnderCalc.</text:p>
      <text:p text:style-name="P107"><text:span text:style-name="T40">Commands</text:span><text:span text:style-name="T52"> /show</text:span></text:p>
      <text:p text:style-name="P68">Example</text:p>
      <text:p text:style-name="P130">? /show</text:p>
      <text:p text:style-name="P130">Trigonometric functions use <text:s/>: Radians</text:p>
      <text:p text:style-name="P130">Debug <text:s text:c="23"/>: Off</text:p>
      <text:p text:style-name="P130">Parse debug <text:s text:c="17"/>: Off</text:p>
      <text:p text:style-name="P130">Timing <text:s text:c="22"/>: Off</text:p>
      <text:p text:style-name="P130">Suppress Scientific Notation : Off</text:p>
      <text:p text:style-name="P130">Binary engine precision <text:s text:c="5"/>: 100 bits</text:p>
      <text:p text:style-name="P130">Decimal engine precision <text:s text:c="4"/>: 20 digits</text:p>
      <text:p text:style-name="P91"/>
      <text:p text:style-name="P92">Statistics</text:p>
      <text:p text:style-name="P58">Calculate basic descriptive statistics on a data set (sample or population).</text:p>
      <text:p text:style-name="P108"><text:span text:style-name="T40">Commands</text:span><text:span text:style-name="T52"> /stats</text:span></text:p>
      <text:p text:style-name="P69">Example</text:p>
      <text:p text:style-name="P131">? /stats</text:p>
      <text:p text:style-name="P131">(P)opulation or (S)ample? s</text:p>
      <text:p text:style-name="P131">Dataset? 9 10|5 15|2 17 18 19 20</text:p>
      <text:p text:style-name="P131">Dataset has 12 point(s).</text:p>
      <text:p text:style-name="P131">Mean: 13.583333333333333333</text:p>
      <text:p text:style-name="P131">Variance: 17.356060606060606061</text:p>
      <text:p text:style-name="P131">Standard Deviation: 4.1660605619770586888</text:p>
      <text:p text:style-name="P93"/>
      <text:p text:style-name="P94">Store Memory Slot</text:p>
      <text:p text:style-name="P59">Stores a single slot of memory.</text:p>
      <text:p text:style-name="P109"><text:span text:style-name="T40">Commands</text:span><text:span text:style-name="T52"> </text:span><text:span text:style-name="T47">/sto1, /sto2, /sto3, /sto4, /sto5, /sto6, /sto7, /sto8, /sto9</text:span></text:p>
      <text:p text:style-name="P70">Example</text:p>
      <text:p text:style-name="P132">? /sto1 10</text:p>
      <text:p text:style-name="P132">10</text:p>
      <text:p text:style-name="P132">? /sto3 20</text:p>
      <text:p text:style-name="P132">20</text:p>
      <text:p text:style-name="P132">? rcl1 + rcl3</text:p>
      <text:p text:style-name="P132">30</text:p>
      <text:p text:style-name="P95"/>
      <text:p text:style-name="P96"><text:soft-page-break/>Time Toggle</text:p>
      <text:p text:style-name="P60">Toggles timing of operations.</text:p>
      <text:p text:style-name="P110"><text:span text:style-name="T40">Commands</text:span><text:span text:style-name="T52"> /time</text:span></text:p>
      <text:p text:style-name="P71">Example</text:p>
      <text:p text:style-name="P133">? /time</text:p>
      <text:p text:style-name="P133">Now timing math operations.</text:p>
      <text:p text:style-name="P133">? 1e6!</text:p>
      <text:p text:style-name="P133">8.2639316883312400624e5565708</text:p>
      <text:p text:style-name="P133">Command completed in 2399 ms.</text:p>
      <text:h text:style-name="P146" text:outline-level="1">Statistics Mode</text:h>
      <text:p text:style-name="P61">Examples provided.</text:p>
      <text:p text:style-name="P61"/>
      <text:p text:style-name="P134">? /stats</text:p>
      <text:p text:style-name="P134">(P)opulation or (S)ample? s</text:p>
      <text:p text:style-name="P134">Dataset? 10 15 20 20</text:p>
      <text:p text:style-name="P119"><text:span text:style-name="T42"># [ </text:span><text:span text:style-name="T49">Evaluated as: 10 15 20 20</text:span><text:span text:style-name="T40"> </text:span><text:span text:style-name="T42">]</text:span></text:p>
      <text:p text:style-name="P134">Dataset has 4 point(s).</text:p>
      <text:p text:style-name="P134">Mean: 16.25</text:p>
      <text:p text:style-name="P134">Variance: 22.916666666666666667</text:p>
      <text:p text:style-name="P134">Standard Deviation: 4.7871355387816905499</text:p>
      <text:p text:style-name="P134"/>
      <text:p text:style-name="P134">? /stats</text:p>
      <text:p text:style-name="P134">(P)opulation or (S)ample? s</text:p>
      <text:p text:style-name="P134">Dataset? 10 15 20|2</text:p>
      <text:p text:style-name="P120"><text:span text:style-name="T42"># [ </text:span><text:span text:style-name="T49">Evaluated as: 10 15 20 20</text:span><text:span text:style-name="T40"> </text:span><text:span text:style-name="T42">]</text:span></text:p>
      <text:p text:style-name="P134">Dataset has 4 point(s).</text:p>
      <text:p text:style-name="P134">Mean: 16.25</text:p>
      <text:p text:style-name="P134">Variance: 22.916666666666666667</text:p>
      <text:p text:style-name="P134">Standard Deviation: 4.7871355387816905499</text:p>
      <text:p text:style-name="P134"/>
      <text:p text:style-name="P134">? /stats</text:p>
      <text:p text:style-name="P134">(P)opulation or (S)ample? p</text:p>
      <text:p text:style-name="P134">Dataset? 75|5 100|10 125|5</text:p>
      <text:p text:style-name="P121"><text:span text:style-name="T42"># [ </text:span><text:span text:style-name="T49">Evaluated as: </text:span><text:span text:style-name="T50">75 75 75 75 75 100 100 100 100 100 100 100 100 100 100 125 125 125 125 </text:span><text:span text:style-name="T51">125</text:span><text:span text:style-name="T40"> </text:span><text:span text:style-name="T42">]</text:span></text:p>
      <text:p text:style-name="P134">Dataset has 20 point(s).</text:p>
      <text:p text:style-name="P134">Mean: 100</text:p>
      <text:p text:style-name="P134">Variance: 312.5</text:p>
      <text:p text:style-name="P134">Standard Deviation: 17.67766952966368811</text:p>
      <text:p text:style-name="P134"/>
      <text:p text:style-name="P134">? /stats</text:p>
      <text:p text:style-name="P134">(P)opulation or (S)ample? s</text:p>
      <text:p text:style-name="P134">Dataset? 75|5 100|10 125|5</text:p>
      <text:p text:style-name="P122"><text:span text:style-name="T42"># [ </text:span><text:span text:style-name="T49">Evaluated as: </text:span><text:span text:style-name="T50">75 75 75 75 75 100 100 100 100 100 100 100 100 100 100 125 125 125 125 </text:span><text:span text:style-name="T51">125</text:span><text:span text:style-name="T40"> </text:span><text:span text:style-name="T42">]</text:span></text:p>
      <text:p text:style-name="P134">Dataset has 20 point(s).</text:p>
      <text:p text:style-name="P134">Mean: 100</text:p>
      <text:p text:style-name="P134">Variance: 328.94736842105263158</text:p>
      <text:p text:style-name="P134">Standard Deviation: 18.1369062527502918</text:p>
      <text:p text:style-name="P134"/>
      <text:p text:style-name="P134">? /stats</text:p>
      <text:p text:style-name="P134">(P)opulation or (S)ample? p</text:p>
      <text:p text:style-name="P134">Dataset? 1000|500 5000|200 3000|50</text:p>
      <text:p text:style-name="P134">Dataset has 750 point(s).</text:p>
      <text:p text:style-name="P134">Mean: 2200</text:p>
      <text:p text:style-name="P134">Variance: 3093333.3333333333333</text:p>
      <text:p text:style-name="P134">Standard Deviation: 1758.7874611030558895</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1403 Vintage Mono Pro" svg:font-family="'1403 Vintage Mono Pro'" style:font-family-generic="modern" style:font-pitch="fixed"/>
    <style:font-face style:name="Optima" svg:font-family="Opti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0402in" fo:margin-bottom="0.0402in" loext:contextual-spacing="false"/>
      <style:text-properties style:font-name="Optima" fo:font-family="Optima" style:font-pitch="variable"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end" style:justify-single-word="false"/>
      <style:text-properties style:font-name="Optima"/>
    </style:style>
    <style:style style:name="MT1" style:family="text">
      <style:text-properties officeooo:rsid="00129fac"/>
    </style:style>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age </text:span><text:page-number text:select-page="current">8</text:page-number><text:s/><text:span text:style-name="MT1">of </text:span><text:span text:style-name="MT1"><text:page-count>8</text:page-count></text:span><text:span text:style-name="MT1"><text:s/></text:span></text:p>
      </style:head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0-06-28T22:52:43.157000000</dc:date>
    <meta:editing-duration>PT2H15M57S</meta:editing-duration>
    <meta:editing-cycles>101</meta:editing-cycles>
    <meta:document-statistic meta:table-count="2" meta:image-count="0" meta:object-count="0" meta:page-count="8" meta:paragraph-count="387" meta:word-count="1165" meta:character-count="6830" meta:non-whitespace-character-count="5975"/>
  </office:meta>
</office:document-meta>
</file>